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order="none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mm" svg:height="120mm" svg:x="0mm" svg:y="194.37mm">
            <draw:object draw:notify-on-update-of-ranges="Sheet1.M15:Sheet1.M15 Sheet1.M16:Sheet1.M25 Sheet1.N15:Sheet1.N15 Sheet1.N16:Sheet1.N25 Sheet1.O15:Sheet1.O15 Sheet1.O16:Sheet1.O25 Sheet1.P15:Sheet1.P15 Sheet1.P16:Sheet1.P25 Sheet1.Q15:Sheet1.Q15 Sheet1.Q16:Sheet1.Q25 Sheet1.R15:Sheet1.R15 Sheet1.R16:Sheet1.R25 Sheet1.S15:Sheet1.S15 Sheet1.S16:Sheet1.S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5mm" svg:height="120mm" svg:x="317.3mm" svg:y="194.36mm">
            <draw:object draw:notify-on-update-of-ranges="Sheet1.T2:Sheet1.T2 Sheet1.T3:Sheet1.T12 Sheet1.U2:Sheet1.U2 Sheet1.U3:Sheet1.U12 Sheet1.T2:Sheet1.T2 Sheet1.T3:Sheet1.T12 Sheet1.V2:Sheet1.V2 Sheet1.V3:Sheet1.V12 Sheet1.T2:Sheet1.T2 Sheet1.T3:Sheet1.T12 Sheet1.W2:Sheet1.W2 Sheet1.W3:Sheet1.W12 Sheet1.T2:Sheet1.T2 Sheet1.T3:Sheet1.T12 Sheet1.X2:Sheet1.X2 Sheet1.X3:Sheet1.X12 Sheet1.T2:Sheet1.T2 Sheet1.T3:Sheet1.T12 Sheet1.Y2:Sheet1.Y2 Sheet1.Y3:Sheet1.Y12 Sheet1.T2:Sheet1.T2 Sheet1.T3:Sheet1.T12 Sheet1.Z2:Sheet1.Z2 Sheet1.Z3:Sheet1.Z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mm" svg:height="120mm" svg:x="158.16mm" svg:y="194.45mm">
            <draw:object draw:notify-on-update-of-ranges="Sheet1.M2:Sheet1.M2 Sheet1.M3:Sheet1.M12 Sheet1.N2:Sheet1.N2 Sheet1.N3:Sheet1.N12 Sheet1.M2:Sheet1.M2 Sheet1.M3:Sheet1.M12 Sheet1.O2:Sheet1.O2 Sheet1.O3:Sheet1.O12 Sheet1.M2:Sheet1.M2 Sheet1.M3:Sheet1.M12 Sheet1.P2:Sheet1.P2 Sheet1.P3:Sheet1.P12 Sheet1.M2:Sheet1.M2 Sheet1.M3:Sheet1.M12 Sheet1.Q2:Sheet1.Q2 Sheet1.Q3:Sheet1.Q12 Sheet1.M2:Sheet1.M2 Sheet1.M3:Sheet1.M12 Sheet1.R2:Sheet1.R2 Sheet1.R3:Sheet1.R12 Sheet1.M2:Sheet1.M2 Sheet1.M3:Sheet1.M12 Sheet1.S2:Sheet1.S2 Sheet1.S3:Sheet1.S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string" calcext:value-type="string">
            <text:p>trip_km</text:p>
          </table:table-cell>
          <table:table-cell table:number-columns-repeated="10"/>
          <table:table-cell office:value-type="string" calcext:value-type="string">
            <text:p>trip k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dde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ycl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+ transit 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cycl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+ transit 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table:style-name="ce4" office:value-type="float" office:value="-1.036" calcext:value-type="float">
            <text:p>-1.036</text:p>
          </table:table-cell>
          <table:table-cell table:style-name="ce4" office:value-type="float" office:value="-1.035" calcext:value-type="float">
            <text:p>-1.035</text:p>
          </table:table-cell>
          <table:table-cell table:style-name="ce4" office:value-type="float" office:value="-0.933" calcext:value-type="float">
            <text:p>-0.933</text:p>
          </table:table-cell>
          <table:table-cell table:style-name="ce4" office:value-type="float" office:value="-1.554" calcext:value-type="float">
            <text:p>-1.554</text:p>
          </table:table-cell>
          <table:table-cell table:style-name="ce4" office:value-type="float" office:value="-0.88" calcext:value-type="float">
            <text:p>-0.88</text:p>
          </table:table-cell>
          <table:table-cell table:style-name="ce4" office:value-type="float" office:value="-1.185" calcext:value-type="float">
            <text:p>-1.185</text:p>
          </table:table-cell>
          <table:table-cell table:style-name="ce4" office:value-type="float" office:value="-0.97" calcext:value-type="float">
            <text:p>-0.97</text:p>
          </table:table-cell>
          <table:table-cell table:style-name="ce4" office:value-type="float" office:value="-0.501" calcext:value-type="float">
            <text:p>-0.501</text:p>
          </table:table-cell>
          <table:table-cell office:value-type="float" office:value="-0.904" calcext:value-type="float">
            <text:p>-0.904</text:p>
          </table:table-cell>
          <table:table-cell office:value-type="float" office:value="-1.181" calcext:value-type="float">
            <text:p>-1.1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-1.036" calcext:value-type="float">
            <text:p>-1.036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443" calcext:value-type="float">
            <text:p>0.443</text:p>
          </table:table-cell>
          <table:table-cell table:style-name="ce4" office:value-type="float" office:value="1.047" calcext:value-type="float">
            <text:p>1.047</text:p>
          </table:table-cell>
          <table:table-cell table:style-name="ce4" office:value-type="float" office:value="-1.636" calcext:value-type="float">
            <text:p>-1.6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.197" calcext:value-type="float">
            <text:p>-1.1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155" calcext:value-type="float">
            <text:p>0.15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184" calcext:value-type="float">
            <text:p>0.184</text:p>
          </table:table-cell>
          <table:table-cell table:style-name="ce4" office:value-type="float" office:value="0.225" calcext:value-type="float">
            <text:p>0.225</text:p>
          </table:table-cell>
          <table:table-cell table:style-name="ce4" office:value-type="float" office:value="0.221" calcext:value-type="float">
            <text:p>0.221</text:p>
          </table:table-cell>
          <table:table-cell table:style-name="ce4" office:value-type="float" office:value="-0.029" calcext:value-type="float">
            <text:p>-0.029</text:p>
          </table:table-cell>
          <table:table-cell table:style-name="ce4" office:value-type="float" office:value="0.055" calcext:value-type="float">
            <text:p>0.055</text:p>
          </table:table-cell>
          <table:table-cell table:style-name="ce4" office:value-type="float" office:value="0.151" calcext:value-type="float">
            <text:p>0.151</text:p>
          </table:table-cell>
          <table:table-cell table:style-name="ce4" office:value-type="float" office:value="0.085" calcext:value-type="float">
            <text:p>0.08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87" calcext:value-type="float">
            <text:p>-0.08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-1.035" calcext:value-type="float">
            <text:p>-1.035</text:p>
          </table:table-cell>
          <table:table-cell table:style-name="ce4" office:value-type="float" office:value="0.184" calcext:value-type="float">
            <text:p>0.184</text:p>
          </table:table-cell>
          <table:table-cell table:style-name="ce4" office:value-type="float" office:value="0.448" calcext:value-type="float">
            <text:p>0.448</text:p>
          </table:table-cell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-1.892" calcext:value-type="float">
            <text:p>-1.89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riving + transit</text:p>
          </table:table-cell>
          <table:table-cell table:style-name="ce4" office:value-type="float" office:value="0.443" calcext:value-type="float">
            <text:p>0.443</text:p>
          </table:table-cell>
          <table:table-cell table:style-name="ce4" office:value-type="float" office:value="0.448" calcext:value-type="float">
            <text:p>0.448</text:p>
          </table:table-cell>
          <table:table-cell table:style-name="ce4" office:value-type="float" office:value="0.414" calcext:value-type="float">
            <text:p>0.414</text:p>
          </table:table-cell>
          <table:table-cell table:style-name="ce4" office:value-type="float" office:value="0.258" calcext:value-type="float">
            <text:p>0.258</text:p>
          </table:table-cell>
          <table:table-cell table:style-name="ce4" office:value-type="float" office:value="0.163" calcext:value-type="float">
            <text:p>0.163</text:p>
          </table:table-cell>
          <table:table-cell table:style-name="ce4" office:value-type="float" office:value="0.394" calcext:value-type="float">
            <text:p>0.394</text:p>
          </table:table-cell>
          <table:table-cell table:style-name="ce4" office:value-type="float" office:value="0.227" calcext:value-type="float">
            <text:p>0.227</text:p>
          </table:table-cell>
          <table:table-cell table:style-name="ce4" office:value-type="float" office:value="0.368" calcext:value-type="float">
            <text:p>0.36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float" office:value="-0.933" calcext:value-type="float">
            <text:p>-0.933</text:p>
          </table:table-cell>
          <table:table-cell table:style-name="ce4" office:value-type="float" office:value="0.225" calcext:value-type="float">
            <text:p>0.225</text:p>
          </table:table-cell>
          <table:table-cell table:style-name="ce4" office:value-type="float" office:value="0.414" calcext:value-type="float">
            <text:p>0.414</text:p>
          </table:table-cell>
          <table:table-cell table:style-name="ce4" office:value-type="float" office:value="1.013" calcext:value-type="float">
            <text:p>1.013</text:p>
          </table:table-cell>
          <table:table-cell table:style-name="ce4" office:value-type="float" office:value="-0.841" calcext:value-type="float">
            <text:p>-0.841</text:p>
          </table:table-cell>
          <table:table-cell table:style-name="ce4" office:value-type="float" office:value="-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547" calcext:value-type="float">
            <text:p>-1.54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" calcext:value-type="float">
            <text:p>0.07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04" calcext:value-type="float">
            <text:p>-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table:style-name="ce4" office:value-type="float" office:value="1.047" calcext:value-type="float">
            <text:p>1.047</text:p>
          </table:table-cell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1.013" calcext:value-type="float">
            <text:p>1.013</text:p>
          </table:table-cell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462" calcext:value-type="float">
            <text:p>0.462</text:p>
          </table:table-cell>
          <table:table-cell table:style-name="ce4" office:value-type="float" office:value="0.401" calcext:value-type="float">
            <text:p>0.401</text:p>
          </table:table-cell>
          <table:table-cell table:style-name="ce4" office:value-type="float" office:value="0.552" calcext:value-type="float">
            <text:p>0.552</text:p>
          </table:table-cell>
          <table:table-cell table:style-name="ce4" office:value-type="float" office:value="0.573" calcext:value-type="float">
            <text:p>0.573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1" calcext:value-type="float">
            <text:p>0.46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-1.554" calcext:value-type="float">
            <text:p>-1.554</text:p>
          </table:table-cell>
          <table:table-cell table:style-name="ce4" office:value-type="float" office:value="0.221" calcext:value-type="float">
            <text:p>0.221</text:p>
          </table:table-cell>
          <table:table-cell table:style-name="ce4" office:value-type="float" office:value="0.258" calcext:value-type="float">
            <text:p>0.258</text:p>
          </table:table-cell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-0.765" calcext:value-type="float">
            <text:p>-0.765</text:p>
          </table:table-cell>
          <table:table-cell table:style-name="ce4"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.62" calcext:value-type="float">
            <text:p>-1.6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table:style-name="ce4" office:value-type="float" office:value="-1.636" calcext:value-type="float">
            <text:p>-1.636</text:p>
          </table:table-cell>
          <table:table-cell table:style-name="ce4" office:value-type="float" office:value="-1.892" calcext:value-type="float">
            <text:p>-1.892</text:p>
          </table:table-cell>
          <table:table-cell table:style-name="ce4" office:value-type="float" office:value="-0.841" calcext:value-type="float">
            <text:p>-0.841</text:p>
          </table:table-cell>
          <table:table-cell table:style-name="ce4" office:value-type="float" office:value="-0.765" calcext:value-type="float">
            <text:p>-0.765</text:p>
          </table:table-cell>
          <table:table-cell table:style-name="ce4" office:value-type="float" office:value="-1.354" calcext:value-type="float">
            <text:p>-1.354</text:p>
          </table:table-cell>
          <table:table-cell table:style-name="ce4" office:value-type="float" office:value="-0.732" calcext:value-type="float">
            <text:p>-0.732</text:p>
          </table:table-cell>
          <table:table-cell table:style-name="ce4" office:value-type="float" office:value="-0.445" calcext:value-type="float">
            <text:p>-0.445</text:p>
          </table:table-cell>
          <table:table-cell table:style-name="ce4" office:value-type="float" office:value="-0.883" calcext:value-type="float">
            <text:p>-0.883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687" calcext:value-type="float">
            <text:p>-0.68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office:value-type="float" office:value="-0.88" calcext:value-type="float">
            <text:p>-0.88</text:p>
          </table:table-cell>
          <table:table-cell table:style-name="ce4" office:value-type="float" office:value="-0.029" calcext:value-type="float">
            <text:p>-0.029</text:p>
          </table:table-cell>
          <table:table-cell table:style-name="ce4" office:value-type="float" office:value="0.163" calcext:value-type="float">
            <text:p>0.163</text:p>
          </table:table-cell>
          <table:table-cell table:style-name="ce4" office:value-type="float" office:value="0.462" calcext:value-type="float">
            <text:p>0.462</text:p>
          </table:table-cell>
          <table:table-cell table:style-name="ce4" office:value-type="float" office:value="-1.354" calcext:value-type="float">
            <text:p>-1.354</text:p>
          </table:table-cell>
          <table:table-cell table:style-name="ce4" office:value-type="float" office:value="-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specified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-1.185" calcext:value-type="float">
            <text:p>-1.185</text:p>
          </table:table-cell>
          <table:table-cell table:style-name="ce4" office:value-type="float" office:value="0.055" calcext:value-type="float">
            <text:p>0.055</text:p>
          </table:table-cell>
          <table:table-cell table:style-name="ce4" office:value-type="float" office:value="0.394" calcext:value-type="float">
            <text:p>0.394</text:p>
          </table:table-cell>
          <table:table-cell table:style-name="ce4" office:value-type="float" office:value="0.401" calcext:value-type="float">
            <text:p>0.401</text:p>
          </table:table-cell>
          <table:table-cell table:style-name="ce4" office:value-type="float" office:value="-0.732" calcext:value-type="float">
            <text:p>-0.732</text:p>
          </table:table-cell>
          <table:table-cell table:style-name="ce4" office:value-type="float" office:value="-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.524" calcext:value-type="float">
            <text:p>-1.5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4" office:value-type="float" office:value="-0.97" calcext:value-type="float">
            <text:p>-0.97</text:p>
          </table:table-cell>
          <table:table-cell table:style-name="ce4" office:value-type="float" office:value="0.151" calcext:value-type="float">
            <text:p>0.151</text:p>
          </table:table-cell>
          <table:table-cell table:style-name="ce4" office:value-type="float" office:value="0.227" calcext:value-type="float">
            <text:p>0.227</text:p>
          </table:table-cell>
          <table:table-cell table:style-name="ce4" office:value-type="float" office:value="0.552" calcext:value-type="float">
            <text:p>0.552</text:p>
          </table:table-cell>
          <table:table-cell table:style-name="ce4" office:value-type="float" office:value="-0.445" calcext:value-type="float">
            <text:p>-0.445</text:p>
          </table:table-cell>
          <table:table-cell table:style-name="ce4" office:value-type="float" office:value="-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.314" calcext:value-type="float">
            <text:p>-1.3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_speed</text:p>
          </table:table-cell>
          <table:table-cell table:number-columns-repeated="10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-0.501" calcext:value-type="float">
            <text:p>-0.501</text:p>
          </table:table-cell>
          <table:table-cell table:style-name="ce4" office:value-type="float" office:value="0.085" calcext:value-type="float">
            <text:p>0.085</text:p>
          </table:table-cell>
          <table:table-cell table:style-name="ce4" office:value-type="float" office:value="0.368" calcext:value-type="float">
            <text:p>0.368</text:p>
          </table:table-cell>
          <table:table-cell table:style-name="ce4" office:value-type="float" office:value="0.573" calcext:value-type="float">
            <text:p>0.573</text:p>
          </table:table-cell>
          <table:table-cell table:style-name="ce4" office:value-type="float" office:value="-0.883" calcext:value-type="float">
            <text:p>-0.883</text:p>
          </table:table-cell>
          <table:table-cell table:style-name="ce4" office:value-type="float" office:value="-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1.065" calcext:value-type="float">
            <text:p>-1.06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d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205" calcext:value-type="float">
            <text:p>0.205</text:p>
          </table:table-cell>
          <table:table-cell office:value-type="float" office:value="0.501" calcext:value-type="float">
            <text:p>0.501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5" calcext:value-type="float">
            <text:p>0.085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468" calcext:value-type="float">
            <text:p>-0.468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2" calcext:value-type="float">
            <text:p>0.12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43" calcext:value-type="float">
            <text:p>-0.243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-1.181" calcext:value-type="float">
            <text:p>-1.18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139" calcext:value-type="float">
            <text:p>0.139</text:p>
          </table:table-cell>
          <table:table-cell office:value-type="float" office:value="0.461" calcext:value-type="float">
            <text:p>0.461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9" calcext:value-type="float">
            <text:p>0.069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office:value-type="float" office:value="0.556" calcext:value-type="float">
            <text:p>0.556</text:p>
          </table:table-cell>
          <table:table-cell office:value-type="float" office:value="0.584" calcext:value-type="float">
            <text:p>0.58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3" calcext:value-type="float">
            <text:p>0.433</text:p>
          </table:table-cell>
          <table:table-cell office:value-type="float" office:value="0.191" calcext:value-type="float">
            <text:p>0.191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13" calcext:value-type="float">
            <text:p>0.2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iving + transit</text:p>
          </table:table-cell>
          <table:table-cell office:value-type="float" office:value="0.361" calcext:value-type="float">
            <text:p>0.361</text:p>
          </table:table-cell>
          <table:table-cell office:value-type="float" office:value="0.26" calcext:value-type="float">
            <text:p>0.26</text:p>
          </table:table-cell>
          <table:table-cell office:value-type="float" office:value="0.57" calcext:value-type="float">
            <text:p>0.57</text:p>
          </table:table-cell>
          <table:table-cell office:value-type="float" office:value="0.374" calcext:value-type="float">
            <text:p>0.37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7" calcext:value-type="float">
            <text:p>0.427</text:p>
          </table:table-cell>
          <table:table-cell office:value-type="float" office:value="0.355" calcext:value-type="float">
            <text:p>0.355</text:p>
          </table:table-cell>
          <table:table-cell/>
          <table:table-cell office:value-type="string" calcext:value-type="string">
            <text:p>avg_sp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it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301" calcext:value-type="float">
            <text:p>0.3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88" calcext:value-type="float">
            <text:p>-0.088</text:p>
          </table:table-cell>
          <table:table-cell table:number-columns-repeated="2"/>
          <table:table-cell office:value-type="string" calcext:value-type="string">
            <text:p>cycl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+ transit 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-2.515" calcext:value-type="float">
            <text:p>-2.515</text:p>
          </table:table-cell>
          <table:table-cell office:value-type="float" office:value="-3.022" calcext:value-type="float">
            <text:p>-3.022</text:p>
          </table:table-cell>
          <table:table-cell office:value-type="float" office:value="-1.312" calcext:value-type="float">
            <text:p>-1.312</text:p>
          </table:table-cell>
          <table:table-cell office:value-type="float" office:value="-2.277" calcext:value-type="float">
            <text:p>-2.277</text:p>
          </table:table-cell>
          <table:table-cell office:value-type="float" office:value="-2.906" calcext:value-type="float">
            <text:p>-2.906</text:p>
          </table:table-cell>
          <table:table-cell office:value-type="float" office:value="-2.056" calcext:value-type="float">
            <text:p>-2.056</text:p>
          </table:table-cell>
          <table:table-cell office:value-type="float" office:value="-1.077" calcext:value-type="float">
            <text:p>-1.077</text:p>
          </table:table-cell>
          <table:table-cell office:value-type="float" office:value="-2.423" calcext:value-type="float">
            <text:p>-2.423</text:p>
          </table:table-cell>
          <table:table-cell office:value-type="float" office:value="-2.012" calcext:value-type="float">
            <text:p>-2.012</text:p>
          </table:table-cell>
          <table:table-cell office:value-type="float" office:value="-1.836" calcext:value-type="float">
            <text:p>-1.8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56" calcext:value-type="float">
            <text:p>0.556</text:p>
          </table:table-cell>
          <table:table-cell office:value-type="float" office:value="0.361" calcext:value-type="float">
            <text:p>0.36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2.515" calcext:value-type="float">
            <text:p>-2.5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specified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584" calcext:value-type="float">
            <text:p>0.584</text:p>
          </table:table-cell>
          <table:table-cell office:value-type="float" office:value="0.26" calcext:value-type="float">
            <text:p>0.26</text:p>
          </table:table-cell>
          <table:table-cell office:value-type="float" office:value="0.301" calcext:value-type="float">
            <text:p>0.301</text:p>
          </table:table-cell>
          <table:table-cell office:value-type="float" office:value="-3.022" calcext:value-type="float">
            <text:p>-3.0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405" calcext:value-type="float">
            <text:p>0.405</text:p>
          </table:table-cell>
          <table:table-cell office:value-type="float" office:value="0.57" calcext:value-type="float">
            <text:p>0.57</text:p>
          </table:table-cell>
          <table:table-cell office:value-type="float" office:value="0.195" calcext:value-type="float">
            <text:p>0.195</text:p>
          </table:table-cell>
          <table:table-cell office:value-type="float" office:value="-1.312" calcext:value-type="float">
            <text:p>-1.312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ation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075" calcext:value-type="float">
            <text:p>0.075</text:p>
          </table:table-cell>
          <table:table-cell office:value-type="float" office:value="-2.277" calcext:value-type="float">
            <text:p>-2.2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dd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91" calcext:value-type="float">
            <text:p>0.191</text:p>
          </table:table-cell>
          <table:table-cell office:value-type="float" office:value="0.425" calcext:value-type="float">
            <text:p>0.42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2.906" calcext:value-type="float">
            <text:p>-2.906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cling</text:p>
          </table:table-cell>
          <table:table-cell office:value-type="float" office:value="-1.197" calcext:value-type="float">
            <text:p>-1.197</text:p>
          </table:table-cell>
          <table:table-cell office:value-type="float" office:value="-0.132" calcext:value-type="float">
            <text:p>-0.132</text:p>
          </table:table-cell>
          <table:table-cell office:value-type="float" office:value="-1.547" calcext:value-type="float">
            <text:p>-1.547</text:p>
          </table:table-cell>
          <table:table-cell office:value-type="float" office:value="-1.62" calcext:value-type="float">
            <text:p>-1.62</text:p>
          </table:table-cell>
          <table:table-cell office:value-type="float" office:value="-1.493" calcext:value-type="float">
            <text:p>-1.493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314" calcext:value-type="float">
            <text:p>-1.314</text:p>
          </table:table-cell>
          <table:table-cell office:value-type="float" office:value="-1.065" calcext:value-type="float">
            <text:p>-1.06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1.301" calcext:value-type="float">
            <text:p>-1.3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54" calcext:value-type="float">
            <text:p>0.454</text:p>
          </table:table-cell>
          <table:table-cell office:value-type="float" office:value="-0.075" calcext:value-type="float">
            <text:p>-0.075</text:p>
          </table:table-cell>
          <table:table-cell office:value-type="float" office:value="-2.056" calcext:value-type="float">
            <text:p>-2.0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ing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423" calcext:value-type="float">
            <text:p>0.4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267" calcext:value-type="float">
            <text:p>0.267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ing + transit</text:p>
          </table:table-cell>
          <table:table-cell office:value-type="float" office:value="0.185" calcext:value-type="float">
            <text:p>0.18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414" calcext:value-type="float">
            <text:p>0.414</text:p>
          </table:table-cell>
          <table:table-cell office:value-type="float" office:value="0.084" calcext:value-type="float">
            <text:p>0.084</text:p>
          </table:table-cell>
          <table:table-cell office:value-type="float" office:value="-2.423" calcext:value-type="float">
            <text:p>-2.423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it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414" calcext:value-type="float">
            <text:p>-0.4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27" calcext:value-type="float">
            <text:p>0.427</text:p>
          </table:table-cell>
          <table:table-cell office:value-type="float" office:value="0.036" calcext:value-type="float">
            <text:p>0.036</text:p>
          </table:table-cell>
          <table:table-cell office:value-type="float" office:value="-2.012" calcext:value-type="float">
            <text:p>-2.0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213" calcext:value-type="float">
            <text:p>0.213</text:p>
          </table:table-cell>
          <table:table-cell office:value-type="float" office:value="0.355" calcext:value-type="float">
            <text:p>0.355</text:p>
          </table:table-cell>
          <table:table-cell office:value-type="float" office:value="-0.088" calcext:value-type="float">
            <text:p>-0.088</text:p>
          </table:table-cell>
          <table:table-cell office:value-type="float" office:value="-1.836" calcext:value-type="float">
            <text:p>-1.8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specified</text:p>
          </table:table-cell>
          <table:table-cell table:number-columns-repeated="10" office:value-type="float" office:value="-0" calcext:value-type="float">
            <text:p>0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159.99mm" svg:height="109.23mm" svg:x="3.2mm" svg:y="39.78mm">
            <draw:object draw:notify-on-update-of-ranges="Sheet2.A2:Sheet2.A7 Sheet2.B1:Sheet2.B1 Sheet2.B2:Sheet2.B7 Sheet2.A2:Sheet2.A7 Sheet2.C1:Sheet2.C1 Sheet2.C2:Sheet2.C7 Sheet2.A2:Sheet2.A7 Sheet2.D1:Sheet2.D1 Sheet2.D2:Sheet2.D7 Sheet2.A2:Sheet2.A7 Sheet2.E1:Sheet2.E1 Sheet2.E2:Sheet2.E7 Sheet2.A2:Sheet2.A7 Sheet2.F1:Sheet2.F1 Sheet2.F2:Sheet2.F7 Sheet2.A2:Sheet2.A7 Sheet2.G1:Sheet2.G1 Sheet2.G2:Sheet2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109.23mm" svg:x="176.78mm" svg:y="43.04mm">
            <draw:object draw:notify-on-update-of-ranges="Sheet2.I2:Sheet2.I7 Sheet2.J1:Sheet2.J1 Sheet2.J2:Sheet2.J7 Sheet2.I2:Sheet2.I7 Sheet2.K1:Sheet2.K1 Sheet2.K2:Sheet2.K7 Sheet2.I2:Sheet2.I7 Sheet2.L1:Sheet2.L1 Sheet2.L2:Sheet2.L7 Sheet2.I2:Sheet2.I7 Sheet2.M1:Sheet2.M1 Sheet2.M2:Sheet2.M7 Sheet2.I2:Sheet2.I7 Sheet2.N1:Sheet2.N1 Sheet2.N2:Sheet2.N7 Sheet2.I2:Sheet2.I7 Sheet2.O1:Sheet2.O1 Sheet2.O2:Sheet2.O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109.23mm" svg:x="351.6mm" svg:y="44.9mm">
            <draw:object draw:notify-on-update-of-ranges="Sheet2.P2:Sheet2.P7 Sheet2.Q1:Sheet2.Q1 Sheet2.Q2:Sheet2.Q7 Sheet2.P2:Sheet2.P7 Sheet2.R1:Sheet2.R1 Sheet2.R2:Sheet2.R7 Sheet2.P2:Sheet2.P7 Sheet2.S1:Sheet2.S1 Sheet2.S2:Sheet2.S7 Sheet2.P2:Sheet2.P7 Sheet2.T1:Sheet2.T1 Sheet2.T2:Sheet2.T7 Sheet2.P2:Sheet2.P7 Sheet2.U1:Sheet2.U1 Sheet2.U2:Sheet2.U7 Sheet2.P2:Sheet2.P7 Sheet2.V1:Sheet2.V1 Sheet2.V2:Sheet2.V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kirkland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.74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38" calcext:value-type="float">
            <text:p>-0.38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99" calcext:value-type="float">
            <text:p>-1.499</text:p>
          </table:table-cell>
          <table:table-cell office:value-type="float" office:value="0.649" calcext:value-type="float">
            <text:p>0.649</text:p>
          </table:table-cell>
          <table:table-cell office:value-type="float" office:value="0.413" calcext:value-type="float">
            <text:p>0.413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99" calcext:value-type="float">
            <text:p>0.399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7" calcext:value-type="float">
            <text:p>0.657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.114" calcext:value-type="float">
            <text:p>-1.114</text:p>
          </table:table-cell>
          <table:table-cell office:value-type="float" office:value="0.633" calcext:value-type="float">
            <text:p>0.633</text:p>
          </table:table-cell>
          <table:table-cell office:value-type="float" office:value="0.207" calcext:value-type="float">
            <text:p>0.207</text:p>
          </table:table-cell>
          <table:table-cell office:value-type="float" office:value="-0.801" calcext:value-type="float">
            <text:p>-0.801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01" calcext:value-type="float">
            <text:p>0.3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78" calcext:value-type="float">
            <text:p>0.0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096" calcext:value-type="float">
            <text:p>0.096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52" calcext:value-type="float">
            <text:p>0.52</text:p>
          </table:table-cell>
          <table:table-cell office:value-type="float" office:value="0.336" calcext:value-type="float">
            <text:p>0.336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32" calcext:value-type="float">
            <text:p>0.32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111" calcext:value-type="float">
            <text:p>0.111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41" calcext:value-type="float">
            <text:p>-0.41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491" calcext:value-type="float">
            <text:p>0.491</text:p>
          </table:table-cell>
          <table:table-cell office:value-type="float" office:value="0.297" calcext:value-type="float">
            <text:p>0.297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47" calcext:value-type="float">
            <text:p>0.447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1" calcext:value-type="float">
            <text:p>-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" calcext:value-type="float">
            <text:p>0.36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62" calcext:value-type="float">
            <text:p>0.362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2" calcext:value-type="float">
            <text:p>0.322</text:p>
          </table:table-cell>
          <table:table-cell office:value-type="float" office:value="0.159" calcext:value-type="float">
            <text:p>0.159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288" calcext:value-type="float">
            <text:p>0.288</text:p>
          </table:table-cell>
          <table:table-cell office:value-type="float" office:value="0.417" calcext:value-type="float">
            <text:p>0.417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94" calcext:value-type="float">
            <text:p>0.194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26" calcext:value-type="float">
            <text:p>-0.12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121.65mm" svg:x="166.59mm" svg:y="39.31mm">
            <draw:object draw:notify-on-update-of-ranges="Sheet3.H2:Sheet3.H6 Sheet3.I1:Sheet3.I1 Sheet3.I2:Sheet3.I6 Sheet3.H2:Sheet3.H6 Sheet3.J1:Sheet3.J1 Sheet3.J2:Sheet3.J6 Sheet3.H2:Sheet3.H6 Sheet3.K1:Sheet3.K1 Sheet3.K2:Sheet3.K6 Sheet3.H2:Sheet3.H6 Sheet3.L1:Sheet3.L1 Sheet3.L2:Sheet3.L6 Sheet3.H2:Sheet3.H6 Sheet3.M1:Sheet3.M1 Sheet3.M2:Sheet3.M6 Sheet3.H2:Sheet3.H6 Sheet3.N1:Sheet3.N1 Sheet3.N2:Sheet3.N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14" table:default-cell-style-name="Default"/>
        <table:table-row table:style-name="ro1">
          <table:table-cell table:number-columns-repeated="8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/>
          <table:table-cell office:value-type="float" office:value="0.078" calcext:value-type="float">
            <text:p>0.078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table:formula="of:=MOD(ATAN2([.B3];[.B2])/(2*PI())*7;7)" office:value-type="float" office:value="3.25018351663605" calcext:value-type="float">
            <text:p>3.25</text:p>
          </table:table-cell>
          <table:table-cell table:style-name="ce2" table:formula="of:=MOD(ATAN2([.C3];[.C2])/(2*PI())*7;7)" office:value-type="float" office:value="4.40393075750498" calcext:value-type="float">
            <text:p>4.40</text:p>
          </table:table-cell>
          <table:table-cell table:style-name="ce2" table:formula="of:=MOD(ATAN2([.D3];[.D2])/(2*PI())*7;7)" office:value-type="float" office:value="4.40682233136477" calcext:value-type="float">
            <text:p>4.41</text:p>
          </table:table-cell>
          <table:table-cell table:style-name="ce2" table:formula="of:=MOD(ATAN2([.E3];[.E2])/(2*PI())*7;7)" office:value-type="float" office:value="4.16612849376445" calcext:value-type="float">
            <text:p>4.17</text:p>
          </table:table-cell>
          <table:table-cell table:style-name="ce2" table:formula="of:=MOD(ATAN2([.F3];[.F2])/(2*PI())*7;7)" office:value-type="float" office:value="3.01895399419934" calcext:value-type="float">
            <text:p>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342" calcext:value-type="float">
            <text:p>-0.34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02" calcext:value-type="float">
            <text:p>-0.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table:formula="of:=MOD(ATAN2([.B6];[.B5])/(2*PI())*7;7)" office:value-type="float" office:value="3.2800846463385" calcext:value-type="float">
            <text:p>3.28</text:p>
          </table:table-cell>
          <table:table-cell table:style-name="ce2" table:formula="of:=MOD(ATAN2([.C6];[.C5])/(2*PI())*7;7)" office:value-type="float" office:value="4.47551156538874" calcext:value-type="float">
            <text:p>4.48</text:p>
          </table:table-cell>
          <table:table-cell table:style-name="ce2" table:formula="of:=MOD(ATAN2([.D6];[.D5])/(2*PI())*7;7)" office:value-type="float" office:value="3.87371781661499" calcext:value-type="float">
            <text:p>3.87</text:p>
          </table:table-cell>
          <table:table-cell table:style-name="ce2" table:formula="of:=MOD(ATAN2([.E6];[.E5])/(2*PI())*7;7)" office:value-type="float" office:value="4.29795701462423" calcext:value-type="float">
            <text:p>4.30</text:p>
          </table:table-cell>
          <table:table-cell table:style-name="ce2" table:formula="of:=MOD(ATAN2([.F6];[.F5])/(2*PI())*7;7)" office:value-type="float" office:value="4.00475384675257" calcext:value-type="float">
            <text:p>4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2" table:formula="of:=MOD(ATAN2([.B9];[.B8])/(2*PI())*7;7)" office:value-type="float" office:value="3.15496471840167" calcext:value-type="float">
            <text:p>3.15</text:p>
          </table:table-cell>
          <table:table-cell table:style-name="ce2" table:formula="of:=MOD(ATAN2([.C9];[.C8])/(2*PI())*7;7)" office:value-type="float" office:value="4.89567398252421" calcext:value-type="float">
            <text:p>4.90</text:p>
          </table:table-cell>
          <table:table-cell table:style-name="ce2" table:formula="of:=MOD(ATAN2([.D9];[.D8])/(2*PI())*7;7)" office:value-type="float" office:value="0.426060825357409" calcext:value-type="float">
            <text:p>0.43</text:p>
          </table:table-cell>
          <table:table-cell table:style-name="ce2" table:formula="of:=MOD(ATAN2([.E9];[.E8])/(2*PI())*7;7)" office:value-type="float" office:value="4.14770671047757" calcext:value-type="float">
            <text:p>4.15</text:p>
          </table:table-cell>
          <table:table-cell table:style-name="ce2" table:formula="of:=MOD(ATAN2([.F9];[.F8])/(2*PI())*7;7)" office:value-type="float" office:value="4.82501401239241" calcext:value-type="float">
            <text:p>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table:formula="of:=MOD(ATAN2([.B12];[.B11])/(2*PI())*7;7)" office:value-type="float" office:value="4.38672677322407" calcext:value-type="float">
            <text:p>4.39</text:p>
          </table:table-cell>
          <table:table-cell table:style-name="ce2" table:formula="of:=MOD(ATAN2([.C12];[.C11])/(2*PI())*7;7)" office:value-type="float" office:value="4.24073015530512" calcext:value-type="float">
            <text:p>4.24</text:p>
          </table:table-cell>
          <table:table-cell table:style-name="ce2" table:formula="of:=MOD(ATAN2([.D12];[.D11])/(2*PI())*7;7)" office:value-type="float" office:value="3.77887661725765" calcext:value-type="float">
            <text:p>3.78</text:p>
          </table:table-cell>
          <table:table-cell table:style-name="ce2" table:formula="of:=MOD(ATAN2([.E12];[.E11])/(2*PI())*7;7)" office:value-type="float" office:value="4.16432568915654" calcext:value-type="float">
            <text:p>4.16</text:p>
          </table:table-cell>
          <table:table-cell table:style-name="ce2" table:formula="of:=MOD(ATAN2([.F12];[.F11])/(2*PI())*7;7)" office:value-type="float" office:value="3.28955255949042" calcext:value-type="float">
            <text:p>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" table:formula="of:=MOD(ATAN2([.B15];[.B14])/(2*PI())*7;7)" office:value-type="float" office:value="4.69117064710607" calcext:value-type="float">
            <text:p>4.69</text:p>
          </table:table-cell>
          <table:table-cell table:style-name="ce2" table:formula="of:=MOD(ATAN2([.C15];[.C14])/(2*PI())*7;7)" office:value-type="float" office:value="5.0069181155871" calcext:value-type="float">
            <text:p>5.01</text:p>
          </table:table-cell>
          <table:table-cell table:style-name="ce2" table:formula="of:=MOD(ATAN2([.D15];[.D14])/(2*PI())*7;7)" office:value-type="float" office:value="4.57622441282213" calcext:value-type="float">
            <text:p>4.58</text:p>
          </table:table-cell>
          <table:table-cell table:style-name="ce2" table:formula="of:=MOD(ATAN2([.E15];[.E14])/(2*PI())*7;7)" office:value-type="float" office:value="4.830235553292" calcext:value-type="float">
            <text:p>4.83</text:p>
          </table:table-cell>
          <table:table-cell table:style-name="ce2" table:formula="of:=MOD(ATAN2([.F15];[.F14])/(2*PI())*7;7)" office:value-type="float" office:value="4.28081110381788" calcext:value-type="float">
            <text:p>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359" calcext:value-type="float">
            <text:p>-0.3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9" calcext:value-type="float">
            <text:p>0.179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-0.192" calcext:value-type="float">
            <text:p>-0.192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88" calcext:value-type="float">
            <text:p>-0.188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-0.217" calcext:value-type="float">
            <text:p>-0.217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54" calcext:value-type="float">
            <text:p>-0.0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9" calcext:value-type="float">
            <text:p>-0.119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</table:table>
      <table:table table:name="Sheet4" table:style-name="ta1">
        <table:shapes>
          <draw:frame draw:z-index="0" draw:style-name="gr1" draw:text-style-name="P1" svg:width="159.99mm" svg:height="121.65mm" svg:x="167.13mm" svg:y="39.59mm">
            <draw:object draw:notify-on-update-of-ranges="Sheet4.H2:Sheet4.H6 Sheet4.I1:Sheet4.I1 Sheet4.I2:Sheet4.I6 Sheet4.H2:Sheet4.H6 Sheet4.J1:Sheet4.J1 Sheet4.J2:Sheet4.J6 Sheet4.H2:Sheet4.H6 Sheet4.K1:Sheet4.K1 Sheet4.K2:Sheet4.K6 Sheet4.H2:Sheet4.H6 Sheet4.L1:Sheet4.L1 Sheet4.L2:Sheet4.L6 Sheet4.H2:Sheet4.H6 Sheet4.M1:Sheet4.M1 Sheet4.M2:Sheet4.M6 Sheet4.H2:Sheet4.H6 Sheet4.N1:Sheet4.N1 Sheet4.N2:Sheet4.N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number-columns-repeated="14" table:default-cell-style-name="Default"/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MOD(ATAN2([.A2];[.A1])/(2*PI())*96;96)/4" office:value-type="float" office:value="18.4249092910585" calcext:value-type="float">
            <text:p>18.42</text:p>
          </table:table-cell>
          <table:table-cell table:style-name="ce2" table:formula="of:=MOD(ATAN2([.B2];[.B1])/(2*PI())*96;96)/4" office:value-type="float" office:value="15.3474170574391" calcext:value-type="float">
            <text:p>15.35</text:p>
          </table:table-cell>
          <table:table-cell table:style-name="ce2" table:formula="of:=MOD(ATAN2([.C2];[.C1])/(2*PI())*96;96)/4" office:value-type="float" office:value="14.4506192113528" calcext:value-type="float">
            <text:p>14.45</text:p>
          </table:table-cell>
          <table:table-cell table:style-name="ce2" table:formula="of:=MOD(ATAN2([.D2];[.D1])/(2*PI())*96;96)/4" office:value-type="float" office:value="15.4534209882654" calcext:value-type="float">
            <text:p>15.45</text:p>
          </table:table-cell>
          <table:table-cell table:style-name="ce2" table:formula="of:=MOD(ATAN2([.E2];[.E1])/(2*PI())*96;96)/4" office:value-type="float" office:value="13.8790198954721" calcext:value-type="float">
            <text:p>1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0.3" calcext:value-type="float">
            <text:p>-0.3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98" calcext:value-type="float">
            <text:p>-0.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MOD(ATAN2([.A7];[.A6])/(2*PI())*96;96)/4" office:value-type="float" office:value="17.9424784655279" calcext:value-type="float">
            <text:p>17.94</text:p>
          </table:table-cell>
          <table:table-cell table:style-name="ce2" table:formula="of:=MOD(ATAN2([.B7];[.B6])/(2*PI())*96;96)/4" office:value-type="float" office:value="13.7316262641621" calcext:value-type="float">
            <text:p>13.73</text:p>
          </table:table-cell>
          <table:table-cell table:style-name="ce2" table:formula="of:=MOD(ATAN2([.C7];[.C6])/(2*PI())*96;96)/4" office:value-type="float" office:value="14.3338390315856" calcext:value-type="float">
            <text:p>14.33</text:p>
          </table:table-cell>
          <table:table-cell table:style-name="ce2" table:formula="of:=MOD(ATAN2([.D7];[.D6])/(2*PI())*96;96)/4" office:value-type="float" office:value="15.3755600773739" calcext:value-type="float">
            <text:p>15.38</text:p>
          </table:table-cell>
          <table:table-cell table:style-name="ce2" table:formula="of:=MOD(ATAN2([.E7];[.E6])/(2*PI())*96;96)/4" office:value-type="float" office:value="18.313748740615" calcext:value-type="float">
            <text:p>1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496" calcext:value-type="float">
            <text:p>-0.496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MOD(ATAN2([.A12];[.A11])/(2*PI())*96;96)/4" office:value-type="float" office:value="17.7991474997211" calcext:value-type="float">
            <text:p>17.80</text:p>
          </table:table-cell>
          <table:table-cell table:style-name="ce2" table:formula="of:=MOD(ATAN2([.B12];[.B11])/(2*PI())*96;96)/4" office:value-type="float" office:value="13.0616011253139" calcext:value-type="float">
            <text:p>13.06</text:p>
          </table:table-cell>
          <table:table-cell table:style-name="ce2" table:formula="of:=MOD(ATAN2([.C12];[.C11])/(2*PI())*96;96)/4" office:value-type="float" office:value="16.5030926680667" calcext:value-type="float">
            <text:p>16.50</text:p>
          </table:table-cell>
          <table:table-cell table:style-name="ce2" table:formula="of:=MOD(ATAN2([.D12];[.D11])/(2*PI())*96;96)/4" office:value-type="float" office:value="15.0660785050007" calcext:value-type="float">
            <text:p>15.07</text:p>
          </table:table-cell>
          <table:table-cell table:style-name="ce2" table:formula="of:=MOD(ATAN2([.E12];[.E11])/(2*PI())*96;96)/4" office:value-type="float" office:value="9.14971617105967" calcext:value-type="float">
            <text:p>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style-name="ce2" table:formula="of:=MOD(ATAN2([.A17];[.A16])/(2*PI())*96;96)/4" office:value-type="float" office:value="15.6783673895362" calcext:value-type="float">
            <text:p>15.68</text:p>
          </table:table-cell>
          <table:table-cell table:style-name="ce2" table:formula="of:=MOD(ATAN2([.B17];[.B16])/(2*PI())*96;96)/4" office:value-type="float" office:value="12.1075692621921" calcext:value-type="float">
            <text:p>12.11</text:p>
          </table:table-cell>
          <table:table-cell table:style-name="ce2" table:formula="of:=MOD(ATAN2([.C17];[.C16])/(2*PI())*96;96)/4" office:value-type="float" office:value="14.6562419152216" calcext:value-type="float">
            <text:p>14.66</text:p>
          </table:table-cell>
          <table:table-cell table:style-name="ce2" table:formula="of:=MOD(ATAN2([.D17];[.D16])/(2*PI())*96;96)/4" office:value-type="float" office:value="16.7208989777064" calcext:value-type="float">
            <text:p>16.72</text:p>
          </table:table-cell>
          <table:table-cell table:style-name="ce2" table:formula="of:=MOD(ATAN2([.E17];[.E16])/(2*PI())*96;96)/4" office:value-type="float" office:value="9.29781060409262" calcext:value-type="float">
            <text:p>9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2" calcext:value-type="float">
            <text:p>-0.33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413" calcext:value-type="float">
            <text:p>-0.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table:formula="of:=MOD(ATAN2([.A22];[.A21])/(2*PI())*96;96)/4" office:value-type="float" office:value="22.9159863527792" calcext:value-type="float">
            <text:p>22.92</text:p>
          </table:table-cell>
          <table:table-cell table:style-name="ce2" table:formula="of:=MOD(ATAN2([.B22];[.B21])/(2*PI())*96;96)/4" office:value-type="float" office:value="15.8952152965482" calcext:value-type="float">
            <text:p>15.90</text:p>
          </table:table-cell>
          <table:table-cell table:style-name="ce2" table:formula="of:=MOD(ATAN2([.C22];[.C21])/(2*PI())*96;96)/4" office:value-type="float" office:value="16.0652484516865" calcext:value-type="float">
            <text:p>16.07</text:p>
          </table:table-cell>
          <table:table-cell table:style-name="ce2" table:formula="of:=MOD(ATAN2([.D22];[.D21])/(2*PI())*96;96)/4" office:value-type="float" office:value="12.3256801712078" calcext:value-type="float">
            <text:p>12.33</text:p>
          </table:table-cell>
          <table:table-cell table:style-name="ce2" table:formula="of:=MOD(ATAN2([.E22];[.E21])/(2*PI())*96;96)/4" office:value-type="float" office:value="11.3660347188298" calcext:value-type="float">
            <text:p>11.37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34" calcext:value-type="float">
            <text:p>0.034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436" calcext:value-type="float">
            <text:p>-0.43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number-columns-repeated="8"/>
          <table:table-cell table:style-name="ce2" table:number-columns-repeated="5"/>
          <table:table-cell/>
        </table:table-row>
        <table:table-row table:style-name="ro1">
          <table:table-cell office:value-type="float" office:value="-0.152" calcext:value-type="float">
            <text:p>-0.152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53" calcext:value-type="float">
            <text:p>-0.05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17" calcext:value-type="float">
            <text:p>-0.01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46" calcext:value-type="float">
            <text:p>-0.04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119" calcext:value-type="float">
            <text:p>-0.119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8" calcext:value-type="float">
            <text:p>0.068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56" calcext:value-type="float">
            <text:p>-0.056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97" calcext:value-type="float">
            <text:p>-0.1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21" calcext:value-type="float">
            <text:p>0.021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068" calcext:value-type="float">
            <text:p>0.068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</table:table>
      <table:table table:name="Sheet5" table:style-name="ta1">
        <table:shapes>
          <draw:frame draw:z-index="0" draw:style-name="gr1" draw:text-style-name="P1" svg:width="160mm" svg:height="120mm" svg:x="0mm" svg:y="54.19mm">
            <draw:object draw:notify-on-update-of-ranges="Sheet5.A1:Sheet5.A1 Sheet5.A2:Sheet5.A11 Sheet5.B1:Sheet5.B1 Sheet5.B2:Sheet5.B11 Sheet5.C1:Sheet5.C1 Sheet5.C2:Sheet5.C11 Sheet5.D1:Sheet5.D1 Sheet5.D2:Sheet5.D11 Sheet5.E1:Sheet5.E1 Sheet5.E2:Sheet5.E11 Sheet5.F1:Sheet5.F1 Sheet5.F2:Sheet5.F11 Sheet5.G1:Sheet5.G1 Sheet5.G2:Sheet5.G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0mm" svg:height="120mm" svg:x="160.37mm" svg:y="54.45mm">
            <draw:object draw:notify-on-update-of-ranges="Sheet5.J1:Sheet5.J1 Sheet5.J2:Sheet5.J11 Sheet5.K1:Sheet5.K1 Sheet5.K2:Sheet5.K11 Sheet5.L1:Sheet5.L1 Sheet5.L2:Sheet5.L11 Sheet5.M1:Sheet5.M1 Sheet5.M2:Sheet5.M11 Sheet5.N1:Sheet5.N1 Sheet5.N2:Sheet5.N11 Sheet5.O1:Sheet5.O1 Sheet5.O2:Sheet5.O11 Sheet5.P1:Sheet5.P1 Sheet5.P2:Sheet5.P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60mm" svg:height="120mm" svg:x="319.74mm" svg:y="54.19mm">
            <draw:object draw:notify-on-update-of-ranges="Sheet5.T1:Sheet5.T1 Sheet5.T2:Sheet5.T11 Sheet5.U1:Sheet5.U1 Sheet5.U2:Sheet5.U11 Sheet5.V1:Sheet5.V1 Sheet5.V2:Sheet5.V11 Sheet5.W1:Sheet5.W1 Sheet5.W2:Sheet5.W11 Sheet5.X1:Sheet5.X1 Sheet5.X2:Sheet5.X11 Sheet5.Y1:Sheet5.Y1 Sheet5.Y2:Sheet5.Y11 Sheet5.Z1:Sheet5.Z1 Sheet5.Z2:Sheet5.Z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column table:style-name="co5" table:number-columns-repeated="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_leisurre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+ transit 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string" calcext:value-type="string">
            <text:p>p_education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+ transit 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 table:number-columns-repeated="3"/>
          <table:table-cell office:value-type="string" calcext:value-type="string">
            <text:p>p_work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+ transit 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359" calcext:value-type="float">
            <text:p>0.359</text:p>
          </table:table-cell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4" calcext:value-type="float">
            <text:p>0.04</text:p>
          </table:table-cell>
          <table:table-cell office:value-type="float" office:value="0.348" calcext:value-type="float">
            <text:p>0.348</text:p>
          </table:table-cell>
          <table:table-cell office:value-type="float" office:value="-0.311" calcext:value-type="float">
            <text:p>-0.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47" calcext:value-type="float">
            <text:p>0.047</text:p>
          </table:table-cell>
          <table:table-cell office:value-type="float" office:value="-0.4" calcext:value-type="float">
            <text:p>-0.4</text:p>
          </table:table-cell>
          <table:table-cell office:value-type="float" office:value="0.354" calcext:value-type="float">
            <text:p>0.354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58" calcext:value-type="float">
            <text:p>0.158</text:p>
          </table:table-cell>
          <table:table-cell office:value-type="float" office:value="-0.433" calcext:value-type="float">
            <text:p>-0.4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-0.695" calcext:value-type="float">
            <text:p>-0.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25" calcext:value-type="float">
            <text:p>0.025</text:p>
          </table:table-cell>
          <table:table-cell office:value-type="float" office:value="-0.769" calcext:value-type="float">
            <text:p>-0.769</text:p>
          </table:table-cell>
          <table:table-cell office:value-type="float" office:value="0.174" calcext:value-type="float">
            <text:p>0.174</text:p>
          </table:table-cell>
          <table:table-cell office:value-type="float" office:value="-0.187" calcext:value-type="float">
            <text:p>-0.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3" calcext:value-type="float">
            <text:p>0.253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14" calcext:value-type="float">
            <text:p>0.114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206" calcext:value-type="float">
            <text:p>0.206</text:p>
          </table:table-cell>
          <table:table-cell office:value-type="float" office:value="-0.16" calcext:value-type="float">
            <text:p>-0.1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383" calcext:value-type="float">
            <text:p>-0.383</text:p>
          </table:table-cell>
          <table:table-cell office:value-type="float" office:value="0.06" calcext:value-type="float">
            <text:p>0.0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9" calcext:value-type="float">
            <text:p>0.019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48" calcext:value-type="float">
            <text:p>-0.48</text:p>
          </table:table-cell>
          <table:table-cell office:value-type="float" office:value="0.184" calcext:value-type="float">
            <text:p>0.184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249" calcext:value-type="float">
            <text:p>0.249</text:p>
          </table:table-cell>
          <table:table-cell office:value-type="float" office:value="0.069" calcext:value-type="float">
            <text:p>0.069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57" calcext:value-type="float">
            <text:p>0.157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09" calcext:value-type="float">
            <text:p>0.109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93" calcext:value-type="float">
            <text:p>-0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237" calcext:value-type="float">
            <text:p>0.237</text:p>
          </table:table-cell>
          <table:table-cell office:value-type="float" office:value="-0.062" calcext:value-type="float">
            <text:p>-0.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465" calcext:value-type="float">
            <text:p>-0.465</text:p>
          </table:table-cell>
          <table:table-cell office:value-type="float" office:value="0.158" calcext:value-type="float">
            <text:p>0.158</text:p>
          </table:table-cell>
          <table:table-cell office:value-type="float" office:value="0.252" calcext:value-type="float">
            <text:p>0.252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184" calcext:value-type="float">
            <text:p>0.18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09" calcext:value-type="float">
            <text:p>-0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187" calcext:value-type="float">
            <text:p>0.187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3" calcext:value-type="float">
            <text:p>-0.3</text:p>
          </table:table-cell>
          <table:table-cell office:value-type="float" office:value="0.06" calcext:value-type="float">
            <text:p>0.06</text:p>
          </table:table-cell>
          <table:table-cell office:value-type="float" office:value="0.364" calcext:value-type="float">
            <text:p>0.36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3" calcext:value-type="float">
            <text:p>0.03</text:p>
          </table:table-cell>
          <table:table-cell office:value-type="float" office:value="-0.192" calcext:value-type="float">
            <text:p>-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22" calcext:value-type="float">
            <text:p>0.022</text:p>
          </table:table-cell>
          <table:table-cell office:value-type="float" office:value="-0.35" calcext:value-type="float">
            <text:p>-0.3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334" calcext:value-type="float">
            <text:p>0.3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7" calcext:value-type="float">
            <text:p>0.057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159" calcext:value-type="float">
            <text:p>0.159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196" calcext:value-type="float">
            <text:p>0.196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75" calcext:value-type="float">
            <text:p>0.17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84" calcext:value-type="float">
            <text:p>-0.0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" calcext:value-type="float">
            <text:p>0.04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00-00-00</text:date>, <text:time style:data-style-name="N2" text:time-value="09:39:24.526898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29:18.305423143</meta:creation-date>
    <dc:date>2018-04-23T10:30:31.257688499</dc:date>
    <meta:editing-duration>PT28M40S</meta:editing-duration>
    <meta:editing-cycles>8</meta:editing-cycles>
    <meta:generator>LibreOffice/5.4.5.1$Linux_X86_64 LibreOffice_project/40m0$Build-1</meta:generator>
    <meta:document-statistic meta:table-count="5" meta:cell-count="110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50" chart:origin="0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b2b2b2" draw:fill-color="#b2b2b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7.479cm" svg:y="0.356cm" chart:style-name="ch2">
          <text:p>Average Speed</text:p>
        </chart:title>
        <chart:legend svg:x="11.802cm" svg:y="7.894cm" style:legend-expansion="custom" chartooo:width="3.568cm" chartooo:height="2.138cm" style:legend-expansion-aspect-ratio="1.6688493919551" chart:style-name="ch3"/>
        <chart:plot-area chart:style-name="ch4" table:cell-range-address="Sheet1.M15:Sheet1.S25" chart:data-source-has-labels="both" svg:x="1.331cm" svg:y="1.395cm" svg:width="14.35cm" svg:height="9.385cm">
          <chartooo:coordinate-region svg:x="2.164cm" svg:y="1.594cm" svg:width="13.331cm" svg:height="8.539cm"/>
          <chart:axis chart:dimension="x" chart:name="primary-x" chart:style-name="ch5" chartooo:axis-type="auto">
            <chart:title svg:x="7.06cm" svg:y="11.02cm" chart:style-name="ch6">
              <text:p>No. latent variables</text:p>
            </chart:title>
            <chart:categories table:cell-range-address="Sheet1.M16:Sheet1.M25"/>
          </chart:axis>
          <chart:axis chart:dimension="y" chart:name="primary-y" chart:style-name="ch7">
            <chart:title svg:x="0.451cm" svg:y="7.256cm" chart:style-name="ch8">
              <text:p>Beta parameter</text:p>
            </chart:title>
          </chart:axis>
          <chart:series chart:style-name="ch9" chart:values-cell-range-address="Sheet1.N16:Sheet1.N25" chart:label-cell-address="Sheet1.N15:Sheet1.N15" chart:class="chart:scatter">
            <chart:domain table:cell-range-address="Sheet1.M16:Sheet1.M25"/>
            <chart:data-point chart:repeated="10"/>
          </chart:series>
          <chart:series chart:style-name="ch10" chart:values-cell-range-address="Sheet1.O16:Sheet1.O25" chart:label-cell-address="Sheet1.O15:Sheet1.O15" chart:class="chart:scatter">
            <chart:data-point chart:repeated="10"/>
          </chart:series>
          <chart:series chart:style-name="ch11" chart:values-cell-range-address="Sheet1.P16:Sheet1.P25" chart:label-cell-address="Sheet1.P15:Sheet1.P15" chart:class="chart:scatter">
            <chart:data-point chart:repeated="10"/>
          </chart:series>
          <chart:series chart:style-name="ch12" chart:values-cell-range-address="Sheet1.Q16:Sheet1.Q25" chart:label-cell-address="Sheet1.Q15:Sheet1.Q15" chart:class="chart:scatter">
            <chart:data-point chart:repeated="10"/>
          </chart:series>
          <chart:series chart:style-name="ch13" chart:values-cell-range-address="Sheet1.R16:Sheet1.R25" chart:label-cell-address="Sheet1.R15:Sheet1.R15" chart:class="chart:scatter">
            <chart:data-point chart:repeated="10"/>
          </chart:series>
          <chart:series chart:style-name="ch14" chart:values-cell-range-address="Sheet1.S16:Sheet1.S25" chart:label-cell-address="Sheet1.S15:Sheet1.S15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ng</text:p>
                <draw:g>
                  <svg:desc>Sheet1.N15:Sheet1.N15</svg:desc>
                </draw:g>
              </table:table-cell>
              <table:table-cell office:value-type="string">
                <text:p>car</text:p>
                <draw:g>
                  <svg:desc>Sheet1.O15:Sheet1.O15</svg:desc>
                </draw:g>
              </table:table-cell>
              <table:table-cell office:value-type="string">
                <text:p>car + transit </text:p>
                <draw:g>
                  <svg:desc>Sheet1.P15:Sheet1.P15</svg:desc>
                </draw:g>
              </table:table-cell>
              <table:table-cell office:value-type="string">
                <text:p>transit</text:p>
                <draw:g>
                  <svg:desc>Sheet1.Q15:Sheet1.Q15</svg:desc>
                </draw:g>
              </table:table-cell>
              <table:table-cell office:value-type="string">
                <text:p>walk</text:p>
                <draw:g>
                  <svg:desc>Sheet1.R15:Sheet1.R15</svg:desc>
                </draw:g>
              </table:table-cell>
              <table:table-cell office:value-type="string">
                <text:p>not specified</text:p>
                <draw:g>
                  <svg:desc>Sheet1.S15:Sheet1.S1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M16:Sheet1.M25</svg:desc>
                </draw:g>
              </table:table-cell>
              <table:table-cell office:value-type="float" office:value="-0.429">
                <text:p>-0.429</text:p>
                <draw:g>
                  <svg:desc>Sheet1.N16:Sheet1.N25</svg:desc>
                </draw:g>
              </table:table-cell>
              <table:table-cell office:value-type="float" office:value="0.556">
                <text:p>0.556</text:p>
                <draw:g>
                  <svg:desc>Sheet1.O16:Sheet1.O25</svg:desc>
                </draw:g>
              </table:table-cell>
              <table:table-cell office:value-type="float" office:value="0.361">
                <text:p>0.361</text:p>
                <draw:g>
                  <svg:desc>Sheet1.P16:Sheet1.P25</svg:desc>
                </draw:g>
              </table:table-cell>
              <table:table-cell office:value-type="float" office:value="-0.057">
                <text:p>-0.057</text:p>
                <draw:g>
                  <svg:desc>Sheet1.Q16:Sheet1.Q25</svg:desc>
                </draw:g>
              </table:table-cell>
              <table:table-cell office:value-type="float" office:value="-2.515">
                <text:p>-2.515</text:p>
                <draw:g>
                  <svg:desc>Sheet1.R16:Sheet1.R25</svg:desc>
                </draw:g>
              </table:table-cell>
              <table:table-cell office:value-type="float" office:value="0">
                <text:p>0</text:p>
                <draw:g>
                  <svg:desc>Sheet1.S16:Sheet1.S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68">
                <text:p>-0.468</text:p>
              </table:table-cell>
              <table:table-cell office:value-type="float" office:value="0.584">
                <text:p>0.584</text:p>
              </table:table-cell>
              <table:table-cell office:value-type="float" office:value="0.26">
                <text:p>0.26</text:p>
              </table:table-cell>
              <table:table-cell office:value-type="float" office:value="0.301">
                <text:p>0.301</text:p>
              </table:table-cell>
              <table:table-cell office:value-type="float" office:value="-3.022">
                <text:p>-3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63">
                <text:p>-0.063</text:p>
              </table:table-cell>
              <table:table-cell office:value-type="float" office:value="0.405">
                <text:p>0.405</text:p>
              </table:table-cell>
              <table:table-cell office:value-type="float" office:value="0.57">
                <text:p>0.57</text:p>
              </table:table-cell>
              <table:table-cell office:value-type="float" office:value="0.195">
                <text:p>0.195</text:p>
              </table:table-cell>
              <table:table-cell office:value-type="float" office:value="-1.312">
                <text:p>-1.3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37">
                <text:p>-0.037</text:p>
              </table:table-cell>
              <table:table-cell office:value-type="float" office:value="0.433">
                <text:p>0.433</text:p>
              </table:table-cell>
              <table:table-cell office:value-type="float" office:value="0.374">
                <text:p>0.374</text:p>
              </table:table-cell>
              <table:table-cell office:value-type="float" office:value="0.075">
                <text:p>0.075</text:p>
              </table:table-cell>
              <table:table-cell office:value-type="float" office:value="-2.277">
                <text:p>-2.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2">
                <text:p>0.022</text:p>
              </table:table-cell>
              <table:table-cell office:value-type="float" office:value="0.191">
                <text:p>0.191</text:p>
              </table:table-cell>
              <table:table-cell office:value-type="float" office:value="0.425">
                <text:p>0.425</text:p>
              </table:table-cell>
              <table:table-cell office:value-type="float" office:value="-0.015">
                <text:p>-0.015</text:p>
              </table:table-cell>
              <table:table-cell office:value-type="float" office:value="-2.906">
                <text:p>-2.9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9">
                <text:p>-0.009</text:p>
              </table:table-cell>
              <table:table-cell office:value-type="float" office:value="0.378">
                <text:p>0.378</text:p>
              </table:table-cell>
              <table:table-cell office:value-type="float" office:value="0.454">
                <text:p>0.454</text:p>
              </table:table-cell>
              <table:table-cell office:value-type="float" office:value="-0.075">
                <text:p>-0.075</text:p>
              </table:table-cell>
              <table:table-cell office:value-type="float" office:value="-2.056">
                <text:p>-2.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88">
                <text:p>-0.088</text:p>
              </table:table-cell>
              <table:table-cell office:value-type="float" office:value="0.423">
                <text:p>0.423</text:p>
              </table:table-cell>
              <table:table-cell office:value-type="float" office:value="0.514">
                <text:p>0.514</text:p>
              </table:table-cell>
              <table:table-cell office:value-type="float" office:value="0.267">
                <text:p>0.267</text:p>
              </table:table-cell>
              <table:table-cell office:value-type="float" office:value="-1.077">
                <text:p>-1.0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">
                <text:p>0.12</text:p>
              </table:table-cell>
              <table:table-cell office:value-type="float" office:value="0.221">
                <text:p>0.221</text:p>
              </table:table-cell>
              <table:table-cell office:value-type="float" office:value="0.414">
                <text:p>0.414</text:p>
              </table:table-cell>
              <table:table-cell office:value-type="float" office:value="0.084">
                <text:p>0.084</text:p>
              </table:table-cell>
              <table:table-cell office:value-type="float" office:value="-2.423">
                <text:p>-2.4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91">
                <text:p>-0.191</text:p>
              </table:table-cell>
              <table:table-cell office:value-type="float" office:value="0.481">
                <text:p>0.481</text:p>
              </table:table-cell>
              <table:table-cell office:value-type="float" office:value="0.427">
                <text:p>0.427</text:p>
              </table:table-cell>
              <table:table-cell office:value-type="float" office:value="0.036">
                <text:p>0.036</text:p>
              </table:table-cell>
              <table:table-cell office:value-type="float" office:value="-2.012">
                <text:p>-2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243">
                <text:p>-0.243</text:p>
              </table:table-cell>
              <table:table-cell office:value-type="float" office:value="0.213">
                <text:p>0.213</text:p>
              </table:table-cell>
              <table:table-cell office:value-type="float" office:value="0.355">
                <text:p>0.355</text:p>
              </table:table-cell>
              <table:table-cell office:value-type="float" office:value="-0.088">
                <text:p>-0.088</text:p>
              </table:table-cell>
              <table:table-cell office:value-type="float" office:value="-1.836">
                <text:p>-1.8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50" chart:origin="0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b2b2b2" draw:fill-color="#b2b2b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827cm" svg:y="0.36cm" chart:style-name="ch2">
          <text:p>Purpose: Education</text:p>
        </chart:title>
        <chart:legend svg:x="11.802cm" svg:y="7.894cm" style:legend-expansion="custom" chartooo:width="3.568cm" chartooo:height="2.138cm" style:legend-expansion-aspect-ratio="1.6688493919551" chart:style-name="ch3"/>
        <chart:plot-area chart:style-name="ch4" table:cell-range-address="Sheet5.J1:Sheet5.P11" chart:data-source-has-labels="both" svg:x="1.331cm" svg:y="1.395cm" svg:width="14.35cm" svg:height="9.385cm">
          <chartooo:coordinate-region svg:x="2.164cm" svg:y="1.594cm" svg:width="13.331cm" svg:height="8.539cm"/>
          <chart:axis chart:dimension="x" chart:name="primary-x" chart:style-name="ch5" chartooo:axis-type="auto">
            <chart:title svg:x="7.06cm" svg:y="11.02cm" chart:style-name="ch6">
              <text:p>No. latent variables</text:p>
            </chart:title>
            <chart:categories table:cell-range-address="Sheet5.J2:Sheet5.J11"/>
          </chart:axis>
          <chart:axis chart:dimension="y" chart:name="primary-y" chart:style-name="ch7">
            <chart:title svg:x="0.451cm" svg:y="7.256cm" chart:style-name="ch8">
              <text:p>Beta parameter</text:p>
            </chart:title>
          </chart:axis>
          <chart:series chart:style-name="ch9" chart:values-cell-range-address="Sheet5.K2:Sheet5.K11" chart:label-cell-address="Sheet5.K1:Sheet5.K1" chart:class="chart:scatter">
            <chart:domain table:cell-range-address="Sheet5.J2:Sheet5.J11"/>
            <chart:data-point chart:repeated="10"/>
          </chart:series>
          <chart:series chart:style-name="ch10" chart:values-cell-range-address="Sheet5.L2:Sheet5.L11" chart:label-cell-address="Sheet5.L1:Sheet5.L1" chart:class="chart:scatter">
            <chart:data-point chart:repeated="10"/>
          </chart:series>
          <chart:series chart:style-name="ch11" chart:values-cell-range-address="Sheet5.M2:Sheet5.M11" chart:label-cell-address="Sheet5.M1:Sheet5.M1" chart:class="chart:scatter">
            <chart:data-point chart:repeated="10"/>
          </chart:series>
          <chart:series chart:style-name="ch12" chart:values-cell-range-address="Sheet5.N2:Sheet5.N11" chart:label-cell-address="Sheet5.N1:Sheet5.N1" chart:class="chart:scatter">
            <chart:data-point chart:repeated="10"/>
          </chart:series>
          <chart:series chart:style-name="ch13" chart:values-cell-range-address="Sheet5.O2:Sheet5.O11" chart:label-cell-address="Sheet5.O1:Sheet5.O1" chart:class="chart:scatter">
            <chart:data-point chart:repeated="10"/>
          </chart:series>
          <chart:series chart:style-name="ch14" chart:values-cell-range-address="Sheet5.P2:Sheet5.P11" chart:label-cell-address="Sheet5.P1:Sheet5.P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ng</text:p>
                <draw:g>
                  <svg:desc>Sheet5.K1:Sheet5.K1</svg:desc>
                </draw:g>
              </table:table-cell>
              <table:table-cell office:value-type="string">
                <text:p>car</text:p>
                <draw:g>
                  <svg:desc>Sheet5.L1:Sheet5.L1</svg:desc>
                </draw:g>
              </table:table-cell>
              <table:table-cell office:value-type="string">
                <text:p>car + transit </text:p>
                <draw:g>
                  <svg:desc>Sheet5.M1:Sheet5.M1</svg:desc>
                </draw:g>
              </table:table-cell>
              <table:table-cell office:value-type="string">
                <text:p>transit</text:p>
                <draw:g>
                  <svg:desc>Sheet5.N1:Sheet5.N1</svg:desc>
                </draw:g>
              </table:table-cell>
              <table:table-cell office:value-type="string">
                <text:p>walk</text:p>
                <draw:g>
                  <svg:desc>Sheet5.O1:Sheet5.O1</svg:desc>
                </draw:g>
              </table:table-cell>
              <table:table-cell office:value-type="string">
                <text:p>not specified</text:p>
                <draw:g>
                  <svg:desc>Sheet5.P1:Sheet5.P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5.J2:Sheet5.J11</svg:desc>
                </draw:g>
              </table:table-cell>
              <table:table-cell office:value-type="float" office:value="0.05">
                <text:p>0.05</text:p>
                <draw:g>
                  <svg:desc>Sheet5.K2:Sheet5.K11</svg:desc>
                </draw:g>
              </table:table-cell>
              <table:table-cell office:value-type="float" office:value="-0.721">
                <text:p>-0.721</text:p>
                <draw:g>
                  <svg:desc>Sheet5.L2:Sheet5.L11</svg:desc>
                </draw:g>
              </table:table-cell>
              <table:table-cell office:value-type="float" office:value="-0.089">
                <text:p>-0.089</text:p>
                <draw:g>
                  <svg:desc>Sheet5.M2:Sheet5.M11</svg:desc>
                </draw:g>
              </table:table-cell>
              <table:table-cell office:value-type="float" office:value="0.359">
                <text:p>0.359</text:p>
                <draw:g>
                  <svg:desc>Sheet5.N2:Sheet5.N11</svg:desc>
                </draw:g>
              </table:table-cell>
              <table:table-cell office:value-type="float" office:value="0.542">
                <text:p>0.542</text:p>
                <draw:g>
                  <svg:desc>Sheet5.O2:Sheet5.O11</svg:desc>
                </draw:g>
              </table:table-cell>
              <table:table-cell office:value-type="float" office:value="0">
                <text:p>0</text:p>
                <draw:g>
                  <svg:desc>Sheet5.P2:Sheet5.P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8">
                <text:p>0.158</text:p>
              </table:table-cell>
              <table:table-cell office:value-type="float" office:value="-0.433">
                <text:p>-0.433</text:p>
              </table:table-cell>
              <table:table-cell office:value-type="float" office:value="0.063">
                <text:p>0.063</text:p>
              </table:table-cell>
              <table:table-cell office:value-type="float" office:value="0.258">
                <text:p>0.258</text:p>
              </table:table-cell>
              <table:table-cell office:value-type="float" office:value="0.231">
                <text:p>0.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7">
                <text:p>0.027</text:p>
              </table:table-cell>
              <table:table-cell office:value-type="float" office:value="-0.386">
                <text:p>-0.386</text:p>
              </table:table-cell>
              <table:table-cell office:value-type="float" office:value="-0.033">
                <text:p>-0.033</text:p>
              </table:table-cell>
              <table:table-cell office:value-type="float" office:value="0.267">
                <text:p>0.267</text:p>
              </table:table-cell>
              <table:table-cell office:value-type="float" office:value="0.253">
                <text:p>0.2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31">
                <text:p>-0.131</text:p>
              </table:table-cell>
              <table:table-cell office:value-type="float" office:value="-0.383">
                <text:p>-0.383</text:p>
              </table:table-cell>
              <table:table-cell office:value-type="float" office:value="0.06">
                <text:p>0.06</text:p>
              </table:table-cell>
              <table:table-cell office:value-type="float" office:value="0.382">
                <text:p>0.382</text:p>
              </table:table-cell>
              <table:table-cell office:value-type="float" office:value="0.019">
                <text:p>0.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009">
                <text:p>-0.009</text:p>
              </table:table-cell>
              <table:table-cell office:value-type="float" office:value="-0.469">
                <text:p>-0.469</text:p>
              </table:table-cell>
              <table:table-cell office:value-type="float" office:value="-0.103">
                <text:p>-0.103</text:p>
              </table:table-cell>
              <table:table-cell office:value-type="float" office:value="0.249">
                <text:p>0.249</text:p>
              </table:table-cell>
              <table:table-cell office:value-type="float" office:value="0.069">
                <text:p>0.0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9">
                <text:p>0.109</text:p>
              </table:table-cell>
              <table:table-cell office:value-type="float" office:value="-0.476">
                <text:p>-0.476</text:p>
              </table:table-cell>
              <table:table-cell office:value-type="float" office:value="-0.159">
                <text:p>-0.159</text:p>
              </table:table-cell>
              <table:table-cell office:value-type="float" office:value="0.134">
                <text:p>0.134</text:p>
              </table:table-cell>
              <table:table-cell office:value-type="float" office:value="0.159">
                <text:p>0.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29">
                <text:p>-0.029</text:p>
              </table:table-cell>
              <table:table-cell office:value-type="float" office:value="-0.465">
                <text:p>-0.465</text:p>
              </table:table-cell>
              <table:table-cell office:value-type="float" office:value="0.158">
                <text:p>0.158</text:p>
              </table:table-cell>
              <table:table-cell office:value-type="float" office:value="0.252">
                <text:p>0.252</text:p>
              </table:table-cell>
              <table:table-cell office:value-type="float" office:value="-0.064">
                <text:p>-0.0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79">
                <text:p>-0.079</text:p>
              </table:table-cell>
              <table:table-cell office:value-type="float" office:value="-0.3">
                <text:p>-0.3</text:p>
              </table:table-cell>
              <table:table-cell office:value-type="float" office:value="0.06">
                <text:p>0.06</text:p>
              </table:table-cell>
              <table:table-cell office:value-type="float" office:value="0.364">
                <text:p>0.364</text:p>
              </table:table-cell>
              <table:table-cell office:value-type="float" office:value="-0.091">
                <text:p>-0.0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46">
                <text:p>-0.046</text:p>
              </table:table-cell>
              <table:table-cell office:value-type="float" office:value="-0.137">
                <text:p>-0.137</text:p>
              </table:table-cell>
              <table:table-cell office:value-type="float" office:value="0.334">
                <text:p>0.334</text:p>
              </table:table-cell>
              <table:table-cell office:value-type="float" office:value="0.068">
                <text:p>0.068</text:p>
              </table:table-cell>
              <table:table-cell office:value-type="float" office:value="0.057">
                <text:p>0.0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96">
                <text:p>0.196</text:p>
              </table:table-cell>
              <table:table-cell office:value-type="float" office:value="-0.212">
                <text:p>-0.212</text:p>
              </table:table-cell>
              <table:table-cell office:value-type="float" office:value="0.175">
                <text:p>0.175</text:p>
              </table:table-cell>
              <table:table-cell office:value-type="float" office:value="-0.103">
                <text:p>-0.103</text:p>
              </table:table-cell>
              <table:table-cell office:value-type="float" office:value="-0.084">
                <text:p>-0.0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50" chart:origin="0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b2b2b2" draw:fill-color="#b2b2b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7.195cm" svg:y="0.361cm" chart:style-name="ch2">
          <text:p>Purpose: Work</text:p>
        </chart:title>
        <chart:legend svg:x="11.802cm" svg:y="7.894cm" style:legend-expansion="custom" chartooo:width="3.568cm" chartooo:height="2.138cm" style:legend-expansion-aspect-ratio="1.6688493919551" chart:style-name="ch3"/>
        <chart:plot-area chart:style-name="ch4" table:cell-range-address="Sheet5.T1:Sheet5.Z11" chart:data-source-has-labels="both" svg:x="1.331cm" svg:y="1.395cm" svg:width="14.35cm" svg:height="9.385cm">
          <chartooo:coordinate-region svg:x="2.164cm" svg:y="1.594cm" svg:width="13.331cm" svg:height="8.539cm"/>
          <chart:axis chart:dimension="x" chart:name="primary-x" chart:style-name="ch5" chartooo:axis-type="auto">
            <chart:title svg:x="7.06cm" svg:y="11.02cm" chart:style-name="ch6">
              <text:p>No. latent variables</text:p>
            </chart:title>
            <chart:categories table:cell-range-address="Sheet5.T2:Sheet5.T11"/>
          </chart:axis>
          <chart:axis chart:dimension="y" chart:name="primary-y" chart:style-name="ch7">
            <chart:title svg:x="0.451cm" svg:y="7.256cm" chart:style-name="ch8">
              <text:p>Beta parameter</text:p>
            </chart:title>
          </chart:axis>
          <chart:series chart:style-name="ch9" chart:values-cell-range-address="Sheet5.U2:Sheet5.U11" chart:label-cell-address="Sheet5.U1:Sheet5.U1" chart:class="chart:scatter">
            <chart:domain table:cell-range-address="Sheet5.T2:Sheet5.T11"/>
            <chart:data-point chart:repeated="10"/>
          </chart:series>
          <chart:series chart:style-name="ch10" chart:values-cell-range-address="Sheet5.V2:Sheet5.V11" chart:label-cell-address="Sheet5.V1:Sheet5.V1" chart:class="chart:scatter">
            <chart:data-point chart:repeated="10"/>
          </chart:series>
          <chart:series chart:style-name="ch11" chart:values-cell-range-address="Sheet5.W2:Sheet5.W11" chart:label-cell-address="Sheet5.W1:Sheet5.W1" chart:class="chart:scatter">
            <chart:data-point chart:repeated="10"/>
          </chart:series>
          <chart:series chart:style-name="ch12" chart:values-cell-range-address="Sheet5.X2:Sheet5.X11" chart:label-cell-address="Sheet5.X1:Sheet5.X1" chart:class="chart:scatter">
            <chart:data-point chart:repeated="10"/>
          </chart:series>
          <chart:series chart:style-name="ch13" chart:values-cell-range-address="Sheet5.Y2:Sheet5.Y11" chart:label-cell-address="Sheet5.Y1:Sheet5.Y1" chart:class="chart:scatter">
            <chart:data-point chart:repeated="10"/>
          </chart:series>
          <chart:series chart:style-name="ch14" chart:values-cell-range-address="Sheet5.Z2:Sheet5.Z11" chart:label-cell-address="Sheet5.Z1:Sheet5.Z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ng</text:p>
                <draw:g>
                  <svg:desc>Sheet5.U1:Sheet5.U1</svg:desc>
                </draw:g>
              </table:table-cell>
              <table:table-cell office:value-type="string">
                <text:p>car</text:p>
                <draw:g>
                  <svg:desc>Sheet5.V1:Sheet5.V1</svg:desc>
                </draw:g>
              </table:table-cell>
              <table:table-cell office:value-type="string">
                <text:p>car + transit </text:p>
                <draw:g>
                  <svg:desc>Sheet5.W1:Sheet5.W1</svg:desc>
                </draw:g>
              </table:table-cell>
              <table:table-cell office:value-type="string">
                <text:p>transit</text:p>
                <draw:g>
                  <svg:desc>Sheet5.X1:Sheet5.X1</svg:desc>
                </draw:g>
              </table:table-cell>
              <table:table-cell office:value-type="string">
                <text:p>walk</text:p>
                <draw:g>
                  <svg:desc>Sheet5.Y1:Sheet5.Y1</svg:desc>
                </draw:g>
              </table:table-cell>
              <table:table-cell office:value-type="string">
                <text:p>not specified</text:p>
                <draw:g>
                  <svg:desc>Sheet5.Z1:Sheet5.Z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5.T2:Sheet5.T11</svg:desc>
                </draw:g>
              </table:table-cell>
              <table:table-cell office:value-type="float" office:value="-0.019">
                <text:p>-0.019</text:p>
                <draw:g>
                  <svg:desc>Sheet5.U2:Sheet5.U11</svg:desc>
                </draw:g>
              </table:table-cell>
              <table:table-cell office:value-type="float" office:value="-0.077">
                <text:p>-0.077</text:p>
                <draw:g>
                  <svg:desc>Sheet5.V2:Sheet5.V11</svg:desc>
                </draw:g>
              </table:table-cell>
              <table:table-cell office:value-type="float" office:value="0.04">
                <text:p>0.04</text:p>
                <draw:g>
                  <svg:desc>Sheet5.W2:Sheet5.W11</svg:desc>
                </draw:g>
              </table:table-cell>
              <table:table-cell office:value-type="float" office:value="0.348">
                <text:p>0.348</text:p>
                <draw:g>
                  <svg:desc>Sheet5.X2:Sheet5.X11</svg:desc>
                </draw:g>
              </table:table-cell>
              <table:table-cell office:value-type="float" office:value="-0.311">
                <text:p>-0.311</text:p>
                <draw:g>
                  <svg:desc>Sheet5.Y2:Sheet5.Y11</svg:desc>
                </draw:g>
              </table:table-cell>
              <table:table-cell office:value-type="float" office:value="0">
                <text:p>0</text:p>
                <draw:g>
                  <svg:desc>Sheet5.Z2:Sheet5.Z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">
                <text:p>0.048</text:p>
              </table:table-cell>
              <table:table-cell office:value-type="float" office:value="0.033">
                <text:p>0.033</text:p>
              </table:table-cell>
              <table:table-cell office:value-type="float" office:value="0.201">
                <text:p>0.201</text:p>
              </table:table-cell>
              <table:table-cell office:value-type="float" office:value="0.203">
                <text:p>0.203</text:p>
              </table:table-cell>
              <table:table-cell office:value-type="float" office:value="-0.695">
                <text:p>-0.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9">
                <text:p>0.199</text:p>
              </table:table-cell>
              <table:table-cell office:value-type="float" office:value="0.039">
                <text:p>0.039</text:p>
              </table:table-cell>
              <table:table-cell office:value-type="float" office:value="0.076">
                <text:p>0.076</text:p>
              </table:table-cell>
              <table:table-cell office:value-type="float" office:value="0.114">
                <text:p>0.114</text:p>
              </table:table-cell>
              <table:table-cell office:value-type="float" office:value="-0.297">
                <text:p>-0.2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3">
                <text:p>-0.013</text:p>
              </table:table-cell>
              <table:table-cell office:value-type="float" office:value="-0.091">
                <text:p>-0.091</text:p>
              </table:table-cell>
              <table:table-cell office:value-type="float" office:value="0.194">
                <text:p>0.194</text:p>
              </table:table-cell>
              <table:table-cell office:value-type="float" office:value="0.25">
                <text:p>0.25</text:p>
              </table:table-cell>
              <table:table-cell office:value-type="float" office:value="0.11">
                <text:p>0.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72">
                <text:p>0.072</text:p>
              </table:table-cell>
              <table:table-cell office:value-type="float" office:value="-0.088">
                <text:p>-0.088</text:p>
              </table:table-cell>
              <table:table-cell office:value-type="float" office:value="-0.004">
                <text:p>-0.004</text:p>
              </table:table-cell>
              <table:table-cell office:value-type="float" office:value="0.157">
                <text:p>0.157</text:p>
              </table:table-cell>
              <table:table-cell office:value-type="float" office:value="-0.282">
                <text:p>-0.2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6">
                <text:p>0.106</text:p>
              </table:table-cell>
              <table:table-cell office:value-type="float" office:value="-0.026">
                <text:p>-0.026</text:p>
              </table:table-cell>
              <table:table-cell office:value-type="float" office:value="0.079">
                <text:p>0.079</text:p>
              </table:table-cell>
              <table:table-cell office:value-type="float" office:value="0.061">
                <text:p>0.061</text:p>
              </table:table-cell>
              <table:table-cell office:value-type="float" office:value="-0.193">
                <text:p>-0.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02">
                <text:p>-0.002</text:p>
              </table:table-cell>
              <table:table-cell office:value-type="float" office:value="-0.153">
                <text:p>-0.153</text:p>
              </table:table-cell>
              <table:table-cell office:value-type="float" office:value="0.184">
                <text:p>0.184</text:p>
              </table:table-cell>
              <table:table-cell office:value-type="float" office:value="-0.003">
                <text:p>-0.003</text:p>
              </table:table-cell>
              <table:table-cell office:value-type="float" office:value="-0.109">
                <text:p>-0.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  <table:table-cell office:value-type="float" office:value="-0.07">
                <text:p>-0.07</text:p>
              </table:table-cell>
              <table:table-cell office:value-type="float" office:value="-0.039">
                <text:p>-0.039</text:p>
              </table:table-cell>
              <table:table-cell office:value-type="float" office:value="0.03">
                <text:p>0.03</text:p>
              </table:table-cell>
              <table:table-cell office:value-type="float" office:value="-0.192">
                <text:p>-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68">
                <text:p>0.068</text:p>
              </table:table-cell>
              <table:table-cell office:value-type="float" office:value="0.004">
                <text:p>0.004</text:p>
              </table:table-cell>
              <table:table-cell office:value-type="float" office:value="0.076">
                <text:p>0.076</text:p>
              </table:table-cell>
              <table:table-cell office:value-type="float" office:value="-0.034">
                <text:p>-0.034</text:p>
              </table:table-cell>
              <table:table-cell office:value-type="float" office:value="-0.068">
                <text:p>-0.0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-0.108">
                <text:p>-0.108</text:p>
              </table:table-cell>
              <table:table-cell office:value-type="float" office:value="-0.038">
                <text:p>-0.038</text:p>
              </table:table-cell>
              <table:table-cell office:value-type="float" office:value="-0.032">
                <text:p>-0.032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50" chart:origin="0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2.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b2b2b2" draw:fill-color="#b2b2b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01cm" svg:height="12.001cm" xlink:href=".." xlink:type="simple" chart:class="chart:scatter" chart:style-name="ch1">
        <chart:title svg:x="6.473cm" svg:y="0.376cm" chart:style-name="ch2">
          <text:p>Travel time (min)</text:p>
        </chart:title>
        <chart:legend svg:x="12.297cm" svg:y="8.001cm" style:legend-expansion="custom" chartooo:width="3.567cm" chartooo:height="2.032cm" style:legend-expansion-aspect-ratio="1.75541338582677" chart:style-name="ch3"/>
        <chart:plot-area chart:style-name="ch4" table:cell-range-address="Sheet1.T2:Sheet1.Z12" chart:data-source-has-labels="row" svg:x="1.341cm" svg:y="1.395cm" svg:width="14.83cm" svg:height="9.385cm">
          <chartooo:coordinate-region svg:x="2.174cm" svg:y="1.594cm" svg:width="13.811cm" svg:height="8.539cm"/>
          <chart:axis chart:dimension="x" chart:name="primary-x" chart:style-name="ch5">
            <chart:title svg:x="7.31cm" svg:y="11.02cm" chart:style-name="ch6">
              <text:p>No. latent variables</text:p>
            </chart:title>
          </chart:axis>
          <chart:axis chart:dimension="y" chart:name="primary-y" chart:style-name="ch7">
            <chart:title svg:x="0.451cm" svg:y="7.256cm" chart:style-name="ch8">
              <text:p>Beta parameter</text:p>
            </chart:title>
          </chart:axis>
          <chart:series chart:style-name="ch9" chart:values-cell-range-address="Sheet1.U3:Sheet1.U12" chart:label-cell-address="Sheet1.U2:Sheet1.U2" chart:class="chart:scatter">
            <chart:domain table:cell-range-address="Sheet1.T3:Sheet1.T12"/>
            <chart:data-point chart:repeated="10"/>
          </chart:series>
          <chart:series chart:style-name="ch10" chart:values-cell-range-address="Sheet1.V3:Sheet1.V12" chart:label-cell-address="Sheet1.V2:Sheet1.V2" chart:class="chart:scatter">
            <chart:data-point chart:repeated="10"/>
          </chart:series>
          <chart:series chart:style-name="ch11" chart:values-cell-range-address="Sheet1.W3:Sheet1.W12" chart:label-cell-address="Sheet1.W2:Sheet1.W2" chart:class="chart:scatter">
            <chart:data-point chart:repeated="10"/>
          </chart:series>
          <chart:series chart:style-name="ch12" chart:values-cell-range-address="Sheet1.X3:Sheet1.X12" chart:label-cell-address="Sheet1.X2:Sheet1.X2" chart:class="chart:scatter">
            <chart:data-point chart:repeated="10"/>
          </chart:series>
          <chart:series chart:style-name="ch13" chart:values-cell-range-address="Sheet1.Y3:Sheet1.Y12" chart:label-cell-address="Sheet1.Y2:Sheet1.Y2" chart:class="chart:scatter">
            <chart:data-point chart:repeated="10"/>
          </chart:series>
          <chart:series chart:style-name="ch14" chart:values-cell-range-address="Sheet1.Z3:Sheet1.Z12" chart:label-cell-address="Sheet1.Z2:Sheet1.Z2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ycling</text:p>
                <draw:g>
                  <svg:desc>Sheet1.U2:Sheet1.U2</svg:desc>
                </draw:g>
              </table:table-cell>
              <table:table-cell office:value-type="string">
                <text:p>car</text:p>
                <draw:g>
                  <svg:desc>Sheet1.V2:Sheet1.V2</svg:desc>
                </draw:g>
              </table:table-cell>
              <table:table-cell office:value-type="string">
                <text:p>car + transit </text:p>
                <draw:g>
                  <svg:desc>Sheet1.W2:Sheet1.W2</svg:desc>
                </draw:g>
              </table:table-cell>
              <table:table-cell office:value-type="string">
                <text:p>transit</text:p>
                <draw:g>
                  <svg:desc>Sheet1.X2:Sheet1.X2</svg:desc>
                </draw:g>
              </table:table-cell>
              <table:table-cell office:value-type="string">
                <text:p>walk</text:p>
                <draw:g>
                  <svg:desc>Sheet1.Y2:Sheet1.Y2</svg:desc>
                </draw:g>
              </table:table-cell>
              <table:table-cell office:value-type="string">
                <text:p>not specified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3:Sheet1.T12</svg:desc>
                </draw:g>
              </table:table-cell>
              <table:table-cell office:value-type="float" office:value="-1.197">
                <text:p>-1.197</text:p>
                <draw:g>
                  <svg:desc>Sheet1.U3:Sheet1.U12</svg:desc>
                </draw:g>
              </table:table-cell>
              <table:table-cell office:value-type="float" office:value="0.186">
                <text:p>0.186</text:p>
                <draw:g>
                  <svg:desc>Sheet1.V3:Sheet1.V12</svg:desc>
                </draw:g>
              </table:table-cell>
              <table:table-cell office:value-type="float" office:value="0.185">
                <text:p>0.185</text:p>
                <draw:g>
                  <svg:desc>Sheet1.W3:Sheet1.W12</svg:desc>
                </draw:g>
              </table:table-cell>
              <table:table-cell office:value-type="float" office:value="-0.006">
                <text:p>-0.006</text:p>
                <draw:g>
                  <svg:desc>Sheet1.X3:Sheet1.X12</svg:desc>
                </draw:g>
              </table:table-cell>
              <table:table-cell office:value-type="float" office:value="0.155">
                <text:p>0.155</text:p>
                <draw:g>
                  <svg:desc>Sheet1.Y3:Sheet1.Y12</svg:desc>
                </draw:g>
              </table:table-cell>
              <table:table-cell office:value-type="float" office:value="-0">
                <text:p>-0</text:p>
                <draw:g>
                  <svg:desc>Sheet1.Z3:Sheet1.Z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132">
                <text:p>-0.13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-0.063">
                <text:p>-0.063</text:p>
              </table:table-cell>
              <table:table-cell office:value-type="float" office:value="0.003">
                <text:p>0.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1.547">
                <text:p>-1.547</text:p>
              </table:table-cell>
              <table:table-cell office:value-type="float" office:value="0.147">
                <text:p>0.147</text:p>
              </table:table-cell>
              <table:table-cell office:value-type="float" office:value="0.07">
                <text:p>0.07</text:p>
              </table:table-cell>
              <table:table-cell office:value-type="float" office:value="-0.109">
                <text:p>-0.109</text:p>
              </table:table-cell>
              <table:table-cell office:value-type="float" office:value="-0.104">
                <text:p>-0.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1.62">
                <text:p>-1.62</text:p>
              </table:table-cell>
              <table:table-cell office:value-type="float" office:value="0.117">
                <text:p>0.117</text:p>
              </table:table-cell>
              <table:table-cell office:value-type="float" office:value="0.039">
                <text:p>0.039</text:p>
              </table:table-cell>
              <table:table-cell office:value-type="float" office:value="-0.008">
                <text:p>-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1.493">
                <text:p>-1.493</text:p>
              </table:table-cell>
              <table:table-cell office:value-type="float" office:value="0.116">
                <text:p>0.116</text:p>
              </table:table-cell>
              <table:table-cell office:value-type="float" office:value="0.072">
                <text:p>0.072</text:p>
              </table:table-cell>
              <table:table-cell office:value-type="float" office:value="0.029">
                <text:p>0.029</text:p>
              </table:table-cell>
              <table:table-cell office:value-type="float" office:value="-0.028">
                <text:p>-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1.524">
                <text:p>-1.524</text:p>
              </table:table-cell>
              <table:table-cell office:value-type="float" office:value="0.225">
                <text:p>0.225</text:p>
              </table:table-cell>
              <table:table-cell office:value-type="float" office:value="0.132">
                <text:p>0.132</text:p>
              </table:table-cell>
              <table:table-cell office:value-type="float" office:value="-0.05">
                <text:p>-0.05</text:p>
              </table:table-cell>
              <table:table-cell office:value-type="float" office:value="0.077">
                <text:p>0.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1.314">
                <text:p>-1.314</text:p>
              </table:table-cell>
              <table:table-cell office:value-type="float" office:value="0.245">
                <text:p>0.245</text:p>
              </table:table-cell>
              <table:table-cell office:value-type="float" office:value="0.136">
                <text:p>0.136</text:p>
              </table:table-cell>
              <table:table-cell office:value-type="float" office:value="0.035">
                <text:p>0.035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1.065">
                <text:p>-1.065</text:p>
              </table:table-cell>
              <table:table-cell office:value-type="float" office:value="0.225">
                <text:p>0.225</text:p>
              </table:table-cell>
              <table:table-cell office:value-type="float" office:value="0.102">
                <text:p>0.102</text:p>
              </table:table-cell>
              <table:table-cell office:value-type="float" office:value="-0.074">
                <text:p>-0.07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0.013">
                <text:p>-0.013</text:p>
              </table:table-cell>
              <table:table-cell office:value-type="float" office:value="0.155">
                <text:p>0.155</text:p>
              </table:table-cell>
              <table:table-cell office:value-type="float" office:value="0.085">
                <text:p>0.085</text:p>
              </table:table-cell>
              <table:table-cell office:value-type="float" office:value="-0.214">
                <text:p>-0.214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-1.301">
                <text:p>-1.301</text:p>
              </table:table-cell>
              <table:table-cell office:value-type="float" office:value="0.153">
                <text:p>0.153</text:p>
              </table:table-cell>
              <table:table-cell office:value-type="float" office:value="0.069">
                <text:p>0.069</text:p>
              </table:table-cell>
              <table:table-cell office:value-type="float" office:value="-0.414">
                <text:p>-0.414</text:p>
              </table:table-cell>
              <table:table-cell office:value-type="float" office:value="-0.022">
                <text:p>-0.022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3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7.176cm" svg:y="0.354cm" chart:style-name="ch2">
          <text:p>Plateau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A2:Sheet2.G7 Sheet2.B1:Sheet2.G1" chart:data-source-has-labels="row" svg:x="0.32cm" svg:y="1.351cm" svg:width="15.36cm" svg:height="9.355cm">
          <chartooo:coordinate-region svg:x="1.153cm" svg:y="1.55cm" svg:width="14.34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B2:Sheet2.B7" chart:label-cell-address="Sheet2.B1:Sheet2.B1" chart:class="chart:scatter">
            <chart:domain table:cell-range-address="Sheet2.A2:Sheet2.A7"/>
            <chart:data-point chart:repeated="6"/>
          </chart:series>
          <chart:series chart:style-name="ch9" chart:values-cell-range-address="Sheet2.C2:Sheet2.C7" chart:label-cell-address="Sheet2.C1:Sheet2.C1" chart:class="chart:scatter">
            <chart:data-point chart:repeated="6"/>
          </chart:series>
          <chart:series chart:style-name="ch10" chart:values-cell-range-address="Sheet2.D2:Sheet2.D7" chart:label-cell-address="Sheet2.D1:Sheet2.D1" chart:class="chart:scatter">
            <chart:data-point chart:repeated="6"/>
          </chart:series>
          <chart:series chart:style-name="ch11" chart:values-cell-range-address="Sheet2.E2:Sheet2.E7" chart:label-cell-address="Sheet2.E1:Sheet2.E1" chart:class="chart:scatter">
            <chart:data-point chart:repeated="6"/>
          </chart:series>
          <chart:series chart:style-name="ch12" chart:values-cell-range-address="Sheet2.F2:Sheet2.F7" chart:label-cell-address="Sheet2.F1:Sheet2.F1" chart:class="chart:scatter">
            <chart:data-point chart:repeated="6"/>
          </chart:series>
          <chart:series chart:style-name="ch13" chart:values-cell-range-address="Sheet2.G2:Sheet2.G7" chart:label-cell-address="Sheet2.G1:Sheet2.G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ing</text:p>
                <draw:g>
                  <svg:desc>Sheet2.B1:Sheet2.B1</svg:desc>
                </draw:g>
              </table:table-cell>
              <table:table-cell office:value-type="string">
                <text:p>driving</text:p>
                <draw:g>
                  <svg:desc>Sheet2.C1:Sheet2.C1</svg:desc>
                </draw:g>
              </table:table-cell>
              <table:table-cell office:value-type="string">
                <text:p>Driving + transit</text:p>
                <draw:g>
                  <svg:desc>Sheet2.D1:Sheet2.D1</svg:desc>
                </draw:g>
              </table:table-cell>
              <table:table-cell office:value-type="string">
                <text:p>transit</text:p>
                <draw:g>
                  <svg:desc>Sheet2.E1:Sheet2.E1</svg:desc>
                </draw:g>
              </table:table-cell>
              <table:table-cell office:value-type="string">
                <text:p>walk</text:p>
                <draw:g>
                  <svg:desc>Sheet2.F1:Sheet2.F1</svg:desc>
                </draw:g>
              </table:table-cell>
              <table:table-cell office:value-type="string">
                <text:p>not specified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A2:Sheet2.A7</svg:desc>
                </draw:g>
              </table:table-cell>
              <table:table-cell office:value-type="float" office:value="0.745">
                <text:p>0.745</text:p>
                <draw:g>
                  <svg:desc>Sheet2.B2:Sheet2.B7</svg:desc>
                </draw:g>
              </table:table-cell>
              <table:table-cell office:value-type="float" office:value="-0.231">
                <text:p>-0.231</text:p>
                <draw:g>
                  <svg:desc>Sheet2.C2:Sheet2.C7</svg:desc>
                </draw:g>
              </table:table-cell>
              <table:table-cell office:value-type="float" office:value="-1.098">
                <text:p>-1.098</text:p>
                <draw:g>
                  <svg:desc>Sheet2.D2:Sheet2.D7</svg:desc>
                </draw:g>
              </table:table-cell>
              <table:table-cell office:value-type="float" office:value="-0.38">
                <text:p>-0.38</text:p>
                <draw:g>
                  <svg:desc>Sheet2.E2:Sheet2.E7</svg:desc>
                </draw:g>
              </table:table-cell>
              <table:table-cell office:value-type="float" office:value="-0.018">
                <text:p>-0.018</text:p>
                <draw:g>
                  <svg:desc>Sheet2.F2:Sheet2.F7</svg:desc>
                </draw:g>
              </table:table-cell>
              <table:table-cell office:value-type="float" office:value="-0">
                <text:p>-0</text:p>
                <draw:g>
                  <svg:desc>Sheet2.G2:Sheet2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7">
                <text:p>0.657</text:p>
              </table:table-cell>
              <table:table-cell office:value-type="float" office:value="-0.246">
                <text:p>-0.246</text:p>
              </table:table-cell>
              <table:table-cell office:value-type="float" office:value="-0.447">
                <text:p>-0.447</text:p>
              </table:table-cell>
              <table:table-cell office:value-type="float" office:value="-0.212">
                <text:p>-0.21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98">
                <text:p>0.298</text:p>
              </table:table-cell>
              <table:table-cell office:value-type="float" office:value="0.096">
                <text:p>0.096</text:p>
              </table:table-cell>
              <table:table-cell office:value-type="float" office:value="-0.681">
                <text:p>-0.681</text:p>
              </table:table-cell>
              <table:table-cell office:value-type="float" office:value="-0.038">
                <text:p>-0.038</text:p>
              </table:table-cell>
              <table:table-cell office:value-type="float" office:value="-0.108">
                <text:p>-0.1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84">
                <text:p>-0.084</text:p>
              </table:table-cell>
              <table:table-cell office:value-type="float" office:value="-0.41">
                <text:p>-0.41</text:p>
              </table:table-cell>
              <table:table-cell office:value-type="float" office:value="-0.252">
                <text:p>-0.252</text:p>
              </table:table-cell>
              <table:table-cell office:value-type="float" office:value="-0.208">
                <text:p>-0.2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447">
                <text:p>0.447</text:p>
              </table:table-cell>
              <table:table-cell office:value-type="float" office:value="0.048">
                <text:p>0.048</text:p>
              </table:table-cell>
              <table:table-cell office:value-type="float" office:value="-0.253">
                <text:p>-0.253</text:p>
              </table:table-cell>
              <table:table-cell office:value-type="float" office:value="-0.16">
                <text:p>-0.16</text:p>
              </table:table-cell>
              <table:table-cell office:value-type="float" office:value="-0.151">
                <text:p>-0.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322">
                <text:p>0.322</text:p>
              </table:table-cell>
              <table:table-cell office:value-type="float" office:value="0.159">
                <text:p>0.159</text:p>
              </table:table-cell>
              <table:table-cell office:value-type="float" office:value="-0.42">
                <text:p>-0.42</text:p>
              </table:table-cell>
              <table:table-cell office:value-type="float" office:value="-0.219">
                <text:p>-0.219</text:p>
              </table:table-cell>
              <table:table-cell office:value-type="float" office:value="-0.192">
                <text:p>-0.192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3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7.11cm" svg:y="0.354cm" chart:style-name="ch2">
          <text:p>Kirkland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I2:Sheet2.O7 Sheet2.J1:Sheet2.O1" chart:data-source-has-labels="row" svg:x="0.32cm" svg:y="1.351cm" svg:width="15.36cm" svg:height="9.355cm">
          <chartooo:coordinate-region svg:x="1.153cm" svg:y="1.55cm" svg:width="14.34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J2:Sheet2.J7" chart:label-cell-address="Sheet2.J1:Sheet2.J1" chart:class="chart:scatter">
            <chart:domain table:cell-range-address="Sheet2.I2:Sheet2.I7"/>
            <chart:data-point chart:repeated="6"/>
          </chart:series>
          <chart:series chart:style-name="ch9" chart:values-cell-range-address="Sheet2.K2:Sheet2.K7" chart:label-cell-address="Sheet2.K1:Sheet2.K1" chart:class="chart:scatter">
            <chart:data-point chart:repeated="6"/>
          </chart:series>
          <chart:series chart:style-name="ch10" chart:values-cell-range-address="Sheet2.L2:Sheet2.L7" chart:label-cell-address="Sheet2.L1:Sheet2.L1" chart:class="chart:scatter">
            <chart:data-point chart:repeated="6"/>
          </chart:series>
          <chart:series chart:style-name="ch11" chart:values-cell-range-address="Sheet2.M2:Sheet2.M7" chart:label-cell-address="Sheet2.M1:Sheet2.M1" chart:class="chart:scatter">
            <chart:data-point chart:repeated="6"/>
          </chart:series>
          <chart:series chart:style-name="ch12" chart:values-cell-range-address="Sheet2.N2:Sheet2.N7" chart:label-cell-address="Sheet2.N1:Sheet2.N1" chart:class="chart:scatter">
            <chart:data-point chart:repeated="6"/>
          </chart:series>
          <chart:series chart:style-name="ch13" chart:values-cell-range-address="Sheet2.O2:Sheet2.O7" chart:label-cell-address="Sheet2.O1:Sheet2.O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ycling</text:p>
                <draw:g>
                  <svg:desc>Sheet2.J1:Sheet2.J1</svg:desc>
                </draw:g>
              </table:table-cell>
              <table:table-cell office:value-type="string">
                <text:p>driving</text:p>
                <draw:g>
                  <svg:desc>Sheet2.K1:Sheet2.K1</svg:desc>
                </draw:g>
              </table:table-cell>
              <table:table-cell office:value-type="string">
                <text:p>Driving + transit</text:p>
                <draw:g>
                  <svg:desc>Sheet2.L1:Sheet2.L1</svg:desc>
                </draw:g>
              </table:table-cell>
              <table:table-cell office:value-type="string">
                <text:p>transit</text:p>
                <draw:g>
                  <svg:desc>Sheet2.M1:Sheet2.M1</svg:desc>
                </draw:g>
              </table:table-cell>
              <table:table-cell office:value-type="string">
                <text:p>walk</text:p>
                <draw:g>
                  <svg:desc>Sheet2.N1:Sheet2.N1</svg:desc>
                </draw:g>
              </table:table-cell>
              <table:table-cell office:value-type="string">
                <text:p>not specified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I2:Sheet2.I7</svg:desc>
                </draw:g>
              </table:table-cell>
              <table:table-cell office:value-type="float" office:value="-1.499">
                <text:p>-1.499</text:p>
                <draw:g>
                  <svg:desc>Sheet2.J2:Sheet2.J7</svg:desc>
                </draw:g>
              </table:table-cell>
              <table:table-cell office:value-type="float" office:value="0.649">
                <text:p>0.649</text:p>
                <draw:g>
                  <svg:desc>Sheet2.K2:Sheet2.K7</svg:desc>
                </draw:g>
              </table:table-cell>
              <table:table-cell office:value-type="float" office:value="0.413">
                <text:p>0.413</text:p>
                <draw:g>
                  <svg:desc>Sheet2.L2:Sheet2.L7</svg:desc>
                </draw:g>
              </table:table-cell>
              <table:table-cell office:value-type="float" office:value="-0.647">
                <text:p>-0.647</text:p>
                <draw:g>
                  <svg:desc>Sheet2.M2:Sheet2.M7</svg:desc>
                </draw:g>
              </table:table-cell>
              <table:table-cell office:value-type="float" office:value="-0.603">
                <text:p>-0.603</text:p>
                <draw:g>
                  <svg:desc>Sheet2.N2:Sheet2.N7</svg:desc>
                </draw:g>
              </table:table-cell>
              <table:table-cell office:value-type="float" office:value="-0">
                <text:p>-0</text:p>
                <draw:g>
                  <svg:desc>Sheet2.O2:Sheet2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.114">
                <text:p>-1.114</text:p>
              </table:table-cell>
              <table:table-cell office:value-type="float" office:value="0.633">
                <text:p>0.633</text:p>
              </table:table-cell>
              <table:table-cell office:value-type="float" office:value="0.207">
                <text:p>0.207</text:p>
              </table:table-cell>
              <table:table-cell office:value-type="float" office:value="-0.801">
                <text:p>-0.801</text:p>
              </table:table-cell>
              <table:table-cell office:value-type="float" office:value="-0.735">
                <text:p>-0.7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0.671">
                <text:p>-0.671</text:p>
              </table:table-cell>
              <table:table-cell office:value-type="float" office:value="0.52">
                <text:p>0.52</text:p>
              </table:table-cell>
              <table:table-cell office:value-type="float" office:value="0.336">
                <text:p>0.336</text:p>
              </table:table-cell>
              <table:table-cell office:value-type="float" office:value="-0.485">
                <text:p>-0.485</text:p>
              </table:table-cell>
              <table:table-cell office:value-type="float" office:value="-0.236">
                <text:p>-0.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0.698">
                <text:p>-0.698</text:p>
              </table:table-cell>
              <table:table-cell office:value-type="float" office:value="0.491">
                <text:p>0.491</text:p>
              </table:table-cell>
              <table:table-cell office:value-type="float" office:value="0.297">
                <text:p>0.297</text:p>
              </table:table-cell>
              <table:table-cell office:value-type="float" office:value="-0.575">
                <text:p>-0.575</text:p>
              </table:table-cell>
              <table:table-cell office:value-type="float" office:value="-0.561">
                <text:p>-0.5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0.571">
                <text:p>-0.571</text:p>
              </table:table-cell>
              <table:table-cell office:value-type="float" office:value="0.387">
                <text:p>0.387</text:p>
              </table:table-cell>
              <table:table-cell office:value-type="float" office:value="0.36">
                <text:p>0.36</text:p>
              </table:table-cell>
              <table:table-cell office:value-type="float" office:value="-0.323">
                <text:p>-0.323</text:p>
              </table:table-cell>
              <table:table-cell office:value-type="float" office:value="-0.27">
                <text:p>-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1.326">
                <text:p>-1.326</text:p>
              </table:table-cell>
              <table:table-cell office:value-type="float" office:value="0.288">
                <text:p>0.288</text:p>
              </table:table-cell>
              <table:table-cell office:value-type="float" office:value="0.417">
                <text:p>0.417</text:p>
              </table:table-cell>
              <table:table-cell office:value-type="float" office:value="-0.142">
                <text:p>-0.142</text:p>
              </table:table-cell>
              <table:table-cell office:value-type="float" office:value="-0.466">
                <text:p>-0.46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5" chart:maximum="2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2.166cm" xlink:href=".." xlink:type="simple" chart:class="chart:scatter" chart:style-name="ch1">
        <chart:title svg:x="6.634cm" svg:y="0.379cm" chart:style-name="ch2">
          <text:p>Day of Week</text:p>
        </chart:title>
        <chart:subtitle svg:x="7.282cm" svg:y="1.401cm" chart:style-name="ch3">
          <text:p>1:M 5:F</text:p>
        </chart:subtitle>
        <chart:legend svg:x="11.865cm" svg:y="7.395cm" style:legend-expansion="custom" chartooo:width="3.568cm" chartooo:height="4.174cm" style:legend-expansion-aspect-ratio="0.854815524676569" chart:style-name="ch4"/>
        <chart:plot-area chart:style-name="ch5" table:cell-range-address="Sheet3.H2:Sheet3.N6 Sheet3.I1:Sheet3.N1" chart:data-source-has-labels="row" svg:x="0.32cm" svg:y="2.327cm" svg:width="15.36cm" svg:height="9.596cm">
          <chartooo:coordinate-region svg:x="0.756cm" svg:y="2.526cm" svg:width="14.736cm" svg:height="8.7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3.I2:Sheet3.I6" chart:label-cell-address="Sheet3.I1:Sheet3.I1" chart:class="chart:scatter">
            <chart:domain table:cell-range-address="Sheet3.H2:Sheet3.H6"/>
            <chart:data-point chart:repeated="5"/>
          </chart:series>
          <chart:series chart:style-name="ch10" chart:values-cell-range-address="Sheet3.J2:Sheet3.J6" chart:label-cell-address="Sheet3.J1:Sheet3.J1" chart:class="chart:scatter">
            <chart:data-point chart:repeated="5"/>
          </chart:series>
          <chart:series chart:style-name="ch11" chart:values-cell-range-address="Sheet3.K2:Sheet3.K6" chart:label-cell-address="Sheet3.K1:Sheet3.K1" chart:class="chart:scatter">
            <chart:data-point chart:repeated="5"/>
          </chart:series>
          <chart:series chart:style-name="ch12" chart:values-cell-range-address="Sheet3.L2:Sheet3.L6" chart:label-cell-address="Sheet3.L1:Sheet3.L1" chart:class="chart:scatter">
            <chart:data-point chart:repeated="5"/>
          </chart:series>
          <chart:series chart:style-name="ch13" chart:values-cell-range-address="Sheet3.M2:Sheet3.M6" chart:label-cell-address="Sheet3.M1:Sheet3.M1" chart:class="chart:scatter">
            <chart:data-point chart:repeated="5"/>
          </chart:series>
          <chart:series chart:style-name="ch14" chart:values-cell-range-address="Sheet3.N2:Sheet3.N6" chart:label-cell-address="Sheet3.N1:Sheet3.N1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ycling</text:p>
                <draw:g>
                  <svg:desc>Sheet3.I1:Sheet3.I1</svg:desc>
                </draw:g>
              </table:table-cell>
              <table:table-cell office:value-type="string">
                <text:p>driving</text:p>
                <draw:g>
                  <svg:desc>Sheet3.J1:Sheet3.J1</svg:desc>
                </draw:g>
              </table:table-cell>
              <table:table-cell office:value-type="string">
                <text:p>Driving + transit</text:p>
                <draw:g>
                  <svg:desc>Sheet3.K1:Sheet3.K1</svg:desc>
                </draw:g>
              </table:table-cell>
              <table:table-cell office:value-type="string">
                <text:p>transit</text:p>
                <draw:g>
                  <svg:desc>Sheet3.L1:Sheet3.L1</svg:desc>
                </draw:g>
              </table:table-cell>
              <table:table-cell office:value-type="string">
                <text:p>walk</text:p>
                <draw:g>
                  <svg:desc>Sheet3.M1:Sheet3.M1</svg:desc>
                </draw:g>
              </table:table-cell>
              <table:table-cell office:value-type="string">
                <text:p>not specified</text:p>
                <draw:g>
                  <svg:desc>Sheet3.N1:Sheet3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H2:Sheet3.H6</svg:desc>
                </draw:g>
              </table:table-cell>
              <table:table-cell office:value-type="float" office:value="3.25018351663605">
                <text:p>3.25018351663605</text:p>
                <draw:g>
                  <svg:desc>Sheet3.I2:Sheet3.I6</svg:desc>
                </draw:g>
              </table:table-cell>
              <table:table-cell office:value-type="float" office:value="4.40393075750498">
                <text:p>4.40393075750498</text:p>
                <draw:g>
                  <svg:desc>Sheet3.J2:Sheet3.J6</svg:desc>
                </draw:g>
              </table:table-cell>
              <table:table-cell office:value-type="float" office:value="4.40682233136477">
                <text:p>4.40682233136477</text:p>
                <draw:g>
                  <svg:desc>Sheet3.K2:Sheet3.K6</svg:desc>
                </draw:g>
              </table:table-cell>
              <table:table-cell office:value-type="float" office:value="4.16612849376445">
                <text:p>4.16612849376445</text:p>
                <draw:g>
                  <svg:desc>Sheet3.L2:Sheet3.L6</svg:desc>
                </draw:g>
              </table:table-cell>
              <table:table-cell office:value-type="float" office:value="3.01895399419934">
                <text:p>3.01895399419934</text:p>
                <draw:g>
                  <svg:desc>Sheet3.M2:Sheet3.M6</svg:desc>
                </draw:g>
              </table:table-cell>
              <table:table-cell office:value-type="float" office:value="0">
                <text:p>0</text:p>
                <draw:g>
                  <svg:desc>Sheet3.N2:Sheet3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800846463385">
                <text:p>3.2800846463385</text:p>
              </table:table-cell>
              <table:table-cell office:value-type="float" office:value="4.47551156538874">
                <text:p>4.47551156538874</text:p>
              </table:table-cell>
              <table:table-cell office:value-type="float" office:value="3.87371781661499">
                <text:p>3.87371781661499</text:p>
              </table:table-cell>
              <table:table-cell office:value-type="float" office:value="4.29795701462423">
                <text:p>4.29795701462423</text:p>
              </table:table-cell>
              <table:table-cell office:value-type="float" office:value="4.00475384675257">
                <text:p>4.00475384675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15496471840167">
                <text:p>3.15496471840167</text:p>
              </table:table-cell>
              <table:table-cell office:value-type="float" office:value="4.89567398252421">
                <text:p>4.89567398252421</text:p>
              </table:table-cell>
              <table:table-cell office:value-type="float" office:value="0.426060825357409">
                <text:p>0.426060825357409</text:p>
              </table:table-cell>
              <table:table-cell office:value-type="float" office:value="4.14770671047757">
                <text:p>4.14770671047757</text:p>
              </table:table-cell>
              <table:table-cell office:value-type="float" office:value="4.82501401239241">
                <text:p>4.8250140123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38672677322407">
                <text:p>4.38672677322407</text:p>
              </table:table-cell>
              <table:table-cell office:value-type="float" office:value="4.24073015530512">
                <text:p>4.24073015530512</text:p>
              </table:table-cell>
              <table:table-cell office:value-type="float" office:value="3.77887661725765">
                <text:p>3.77887661725765</text:p>
              </table:table-cell>
              <table:table-cell office:value-type="float" office:value="4.16432568915654">
                <text:p>4.16432568915654</text:p>
              </table:table-cell>
              <table:table-cell office:value-type="float" office:value="3.28955255949042">
                <text:p>3.2895525594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.69117064710607">
                <text:p>4.69117064710607</text:p>
              </table:table-cell>
              <table:table-cell office:value-type="float" office:value="5.0069181155871">
                <text:p>5.0069181155871</text:p>
              </table:table-cell>
              <table:table-cell office:value-type="float" office:value="4.57622441282213">
                <text:p>4.57622441282213</text:p>
              </table:table-cell>
              <table:table-cell office:value-type="float" office:value="4.830235553292">
                <text:p>4.830235553292</text:p>
              </table:table-cell>
              <table:table-cell office:value-type="float" office:value="4.28081110381788">
                <text:p>4.280811103817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24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166cm" xlink:href=".." xlink:type="simple" chart:class="chart:scatter" chart:style-name="ch1">
        <chart:title svg:x="6.766cm" svg:y="0.379cm" chart:style-name="ch2">
          <text:p>Depart time</text:p>
        </chart:title>
        <chart:legend svg:x="11.865cm" svg:y="7.395cm" style:legend-expansion="custom" chartooo:width="3.568cm" chartooo:height="4.174cm" style:legend-expansion-aspect-ratio="0.854815524676569" chart:style-name="ch3"/>
        <chart:plot-area chart:style-name="ch4" table:cell-range-address="Sheet4.H2:Sheet4.N6 Sheet4.I1:Sheet4.N1" chart:data-source-has-labels="row" svg:x="0.32cm" svg:y="1.401cm" svg:width="15.36cm" svg:height="10.522cm">
          <chartooo:coordinate-region svg:x="0.756cm" svg:y="1.6cm" svg:width="14.551cm" svg:height="9.6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4.I2:Sheet4.I6" chart:label-cell-address="Sheet4.I1:Sheet4.I1" chart:class="chart:scatter">
            <chart:domain table:cell-range-address="Sheet4.H2:Sheet4.H6"/>
            <chart:data-point chart:repeated="5"/>
          </chart:series>
          <chart:series chart:style-name="ch9" chart:values-cell-range-address="Sheet4.J2:Sheet4.J6" chart:label-cell-address="Sheet4.J1:Sheet4.J1" chart:class="chart:scatter">
            <chart:data-point chart:repeated="5"/>
          </chart:series>
          <chart:series chart:style-name="ch10" chart:values-cell-range-address="Sheet4.K2:Sheet4.K6" chart:label-cell-address="Sheet4.K1:Sheet4.K1" chart:class="chart:scatter">
            <chart:data-point chart:repeated="5"/>
          </chart:series>
          <chart:series chart:style-name="ch11" chart:values-cell-range-address="Sheet4.L2:Sheet4.L6" chart:label-cell-address="Sheet4.L1:Sheet4.L1" chart:class="chart:scatter">
            <chart:data-point chart:repeated="5"/>
          </chart:series>
          <chart:series chart:style-name="ch12" chart:values-cell-range-address="Sheet4.M2:Sheet4.M6" chart:label-cell-address="Sheet4.M1:Sheet4.M1" chart:class="chart:scatter">
            <chart:data-point chart:repeated="5"/>
          </chart:series>
          <chart:series chart:style-name="ch13" chart:values-cell-range-address="Sheet4.N2:Sheet4.N6" chart:label-cell-address="Sheet4.N1:Sheet4.N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ycling</text:p>
                <draw:g>
                  <svg:desc>Sheet4.I1:Sheet4.I1</svg:desc>
                </draw:g>
              </table:table-cell>
              <table:table-cell office:value-type="string">
                <text:p>driving</text:p>
                <draw:g>
                  <svg:desc>Sheet4.J1:Sheet4.J1</svg:desc>
                </draw:g>
              </table:table-cell>
              <table:table-cell office:value-type="string">
                <text:p>Driving + transit</text:p>
                <draw:g>
                  <svg:desc>Sheet4.K1:Sheet4.K1</svg:desc>
                </draw:g>
              </table:table-cell>
              <table:table-cell office:value-type="string">
                <text:p>transit</text:p>
                <draw:g>
                  <svg:desc>Sheet4.L1:Sheet4.L1</svg:desc>
                </draw:g>
              </table:table-cell>
              <table:table-cell office:value-type="string">
                <text:p>walk</text:p>
                <draw:g>
                  <svg:desc>Sheet4.M1:Sheet4.M1</svg:desc>
                </draw:g>
              </table:table-cell>
              <table:table-cell office:value-type="string">
                <text:p>not specified</text:p>
                <draw:g>
                  <svg:desc>Sheet4.N1:Sheet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4.H2:Sheet4.H6</svg:desc>
                </draw:g>
              </table:table-cell>
              <table:table-cell office:value-type="float" office:value="18.4249092910585">
                <text:p>18.4249092910585</text:p>
                <draw:g>
                  <svg:desc>Sheet4.I2:Sheet4.I6</svg:desc>
                </draw:g>
              </table:table-cell>
              <table:table-cell office:value-type="float" office:value="15.3474170574391">
                <text:p>15.3474170574391</text:p>
                <draw:g>
                  <svg:desc>Sheet4.J2:Sheet4.J6</svg:desc>
                </draw:g>
              </table:table-cell>
              <table:table-cell office:value-type="float" office:value="14.4506192113528">
                <text:p>14.4506192113528</text:p>
                <draw:g>
                  <svg:desc>Sheet4.K2:Sheet4.K6</svg:desc>
                </draw:g>
              </table:table-cell>
              <table:table-cell office:value-type="float" office:value="15.4534209882654">
                <text:p>15.4534209882654</text:p>
                <draw:g>
                  <svg:desc>Sheet4.L2:Sheet4.L6</svg:desc>
                </draw:g>
              </table:table-cell>
              <table:table-cell office:value-type="float" office:value="13.8790198954721">
                <text:p>13.8790198954721</text:p>
                <draw:g>
                  <svg:desc>Sheet4.M2:Sheet4.M6</svg:desc>
                </draw:g>
              </table:table-cell>
              <table:table-cell office:value-type="float" office:value="0">
                <text:p>0</text:p>
                <draw:g>
                  <svg:desc>Sheet4.N2:Sheet4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.9424784655279">
                <text:p>17.9424784655279</text:p>
              </table:table-cell>
              <table:table-cell office:value-type="float" office:value="13.7316262641621">
                <text:p>13.7316262641621</text:p>
              </table:table-cell>
              <table:table-cell office:value-type="float" office:value="14.3338390315856">
                <text:p>14.3338390315856</text:p>
              </table:table-cell>
              <table:table-cell office:value-type="float" office:value="15.3755600773739">
                <text:p>15.3755600773739</text:p>
              </table:table-cell>
              <table:table-cell office:value-type="float" office:value="18.313748740615">
                <text:p>18.31374874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7.7991474997211">
                <text:p>17.7991474997211</text:p>
              </table:table-cell>
              <table:table-cell office:value-type="float" office:value="13.0616011253139">
                <text:p>13.0616011253139</text:p>
              </table:table-cell>
              <table:table-cell office:value-type="float" office:value="16.5030926680667">
                <text:p>16.5030926680667</text:p>
              </table:table-cell>
              <table:table-cell office:value-type="float" office:value="15.0660785050007">
                <text:p>15.0660785050007</text:p>
              </table:table-cell>
              <table:table-cell office:value-type="float" office:value="9.14971617105967">
                <text:p>9.14971617105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.6783673895362">
                <text:p>15.6783673895362</text:p>
              </table:table-cell>
              <table:table-cell office:value-type="float" office:value="12.1075692621921">
                <text:p>12.1075692621921</text:p>
              </table:table-cell>
              <table:table-cell office:value-type="float" office:value="14.6562419152216">
                <text:p>14.6562419152216</text:p>
              </table:table-cell>
              <table:table-cell office:value-type="float" office:value="16.7208989777064">
                <text:p>16.7208989777064</text:p>
              </table:table-cell>
              <table:table-cell office:value-type="float" office:value="9.29781060409262">
                <text:p>9.297810604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2.9159863527792">
                <text:p>22.9159863527792</text:p>
              </table:table-cell>
              <table:table-cell office:value-type="float" office:value="15.8952152965482">
                <text:p>15.8952152965482</text:p>
              </table:table-cell>
              <table:table-cell office:value-type="float" office:value="16.0652484516865">
                <text:p>16.0652484516865</text:p>
              </table:table-cell>
              <table:table-cell office:value-type="float" office:value="12.3256801712078">
                <text:p>12.3256801712078</text:p>
              </table:table-cell>
              <table:table-cell office:value-type="float" office:value="11.3660347188298">
                <text:p>11.36603471882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3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5.562cm" svg:y="0.354cm" chart:style-name="ch2">
          <text:p>Ville-Marie (destination)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P2:Sheet2.V7 Sheet2.Q1:Sheet2.V1" chart:data-source-has-labels="row" svg:x="0.32cm" svg:y="1.351cm" svg:width="15.36cm" svg:height="9.355cm">
          <chartooo:coordinate-region svg:x="1.153cm" svg:y="1.55cm" svg:width="14.34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Q2:Sheet2.Q7" chart:label-cell-address="Sheet2.Q1:Sheet2.Q1" chart:class="chart:scatter">
            <chart:domain table:cell-range-address="Sheet2.P2:Sheet2.P7"/>
            <chart:data-point chart:repeated="6"/>
          </chart:series>
          <chart:series chart:style-name="ch9" chart:values-cell-range-address="Sheet2.R2:Sheet2.R7" chart:label-cell-address="Sheet2.R1:Sheet2.R1" chart:class="chart:scatter">
            <chart:data-point chart:repeated="6"/>
          </chart:series>
          <chart:series chart:style-name="ch10" chart:values-cell-range-address="Sheet2.S2:Sheet2.S7" chart:label-cell-address="Sheet2.S1:Sheet2.S1" chart:class="chart:scatter">
            <chart:data-point chart:repeated="6"/>
          </chart:series>
          <chart:series chart:style-name="ch11" chart:values-cell-range-address="Sheet2.T2:Sheet2.T7" chart:label-cell-address="Sheet2.T1:Sheet2.T1" chart:class="chart:scatter">
            <chart:data-point chart:repeated="6"/>
          </chart:series>
          <chart:series chart:style-name="ch12" chart:values-cell-range-address="Sheet2.U2:Sheet2.U7" chart:label-cell-address="Sheet2.U1:Sheet2.U1" chart:class="chart:scatter">
            <chart:data-point chart:repeated="6"/>
          </chart:series>
          <chart:series chart:style-name="ch13" chart:values-cell-range-address="Sheet2.V2:Sheet2.V7" chart:label-cell-address="Sheet2.V1:Sheet2.V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ycling</text:p>
                <draw:g>
                  <svg:desc>Sheet2.Q1:Sheet2.Q1</svg:desc>
                </draw:g>
              </table:table-cell>
              <table:table-cell office:value-type="string">
                <text:p>driving</text:p>
                <draw:g>
                  <svg:desc>Sheet2.R1:Sheet2.R1</svg:desc>
                </draw:g>
              </table:table-cell>
              <table:table-cell office:value-type="string">
                <text:p>Driving + transit</text:p>
                <draw:g>
                  <svg:desc>Sheet2.S1:Sheet2.S1</svg:desc>
                </draw:g>
              </table:table-cell>
              <table:table-cell office:value-type="string">
                <text:p>transit</text:p>
                <draw:g>
                  <svg:desc>Sheet2.T1:Sheet2.T1</svg:desc>
                </draw:g>
              </table:table-cell>
              <table:table-cell office:value-type="string">
                <text:p>walk</text:p>
                <draw:g>
                  <svg:desc>Sheet2.U1:Sheet2.U1</svg:desc>
                </draw:g>
              </table:table-cell>
              <table:table-cell office:value-type="string">
                <text:p>not specified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P2:Sheet2.P7</svg:desc>
                </draw:g>
              </table:table-cell>
              <table:table-cell office:value-type="float" office:value="0.399">
                <text:p>0.399</text:p>
                <draw:g>
                  <svg:desc>Sheet2.Q2:Sheet2.Q7</svg:desc>
                </draw:g>
              </table:table-cell>
              <table:table-cell office:value-type="float" office:value="-0.284">
                <text:p>-0.284</text:p>
                <draw:g>
                  <svg:desc>Sheet2.R2:Sheet2.R7</svg:desc>
                </draw:g>
              </table:table-cell>
              <table:table-cell office:value-type="float" office:value="-0.077">
                <text:p>-0.077</text:p>
                <draw:g>
                  <svg:desc>Sheet2.S2:Sheet2.S7</svg:desc>
                </draw:g>
              </table:table-cell>
              <table:table-cell office:value-type="float" office:value="-0.072">
                <text:p>-0.072</text:p>
                <draw:g>
                  <svg:desc>Sheet2.T2:Sheet2.T7</svg:desc>
                </draw:g>
              </table:table-cell>
              <table:table-cell office:value-type="float" office:value="0.412">
                <text:p>0.412</text:p>
                <draw:g>
                  <svg:desc>Sheet2.U2:Sheet2.U7</svg:desc>
                </draw:g>
              </table:table-cell>
              <table:table-cell office:value-type="float" office:value="0">
                <text:p>0</text:p>
                <draw:g>
                  <svg:desc>Sheet2.V2:Sheet2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01">
                <text:p>0.301</text:p>
              </table:table-cell>
              <table:table-cell office:value-type="float" office:value="-0.04">
                <text:p>-0.04</text:p>
              </table:table-cell>
              <table:table-cell office:value-type="float" office:value="-0.003">
                <text:p>-0.003</text:p>
              </table:table-cell>
              <table:table-cell office:value-type="float" office:value="-0.124">
                <text:p>-0.124</text:p>
              </table:table-cell>
              <table:table-cell office:value-type="float" office:value="0.078">
                <text:p>0.0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-0.244">
                <text:p>-0.244</text:p>
              </table:table-cell>
              <table:table-cell office:value-type="float" office:value="0.111">
                <text:p>0.111</text:p>
              </table:table-cell>
              <table:table-cell office:value-type="float" office:value="-0.232">
                <text:p>-0.232</text:p>
              </table:table-cell>
              <table:table-cell office:value-type="float" office:value="-0.092">
                <text:p>-0.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4">
                <text:p>0.014</text:p>
              </table:table-cell>
              <table:table-cell office:value-type="float" office:value="-0.167">
                <text:p>-0.167</text:p>
              </table:table-cell>
              <table:table-cell office:value-type="float" office:value="0.245">
                <text:p>0.245</text:p>
              </table:table-cell>
              <table:table-cell office:value-type="float" office:value="-0.071">
                <text:p>-0.071</text:p>
              </table:table-cell>
              <table:table-cell office:value-type="float" office:value="-0.003">
                <text:p>-0.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62">
                <text:p>0.362</text:p>
              </table:table-cell>
              <table:table-cell office:value-type="float" office:value="-0.294">
                <text:p>-0.294</text:p>
              </table:table-cell>
              <table:table-cell office:value-type="float" office:value="0.017">
                <text:p>0.017</text:p>
              </table:table-cell>
              <table:table-cell office:value-type="float" office:value="0.076">
                <text:p>0.076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194">
                <text:p>0.194</text:p>
              </table:table-cell>
              <table:table-cell office:value-type="float" office:value="-0.429">
                <text:p>-0.429</text:p>
              </table:table-cell>
              <table:table-cell office:value-type="float" office:value="0.148">
                <text:p>0.148</text:p>
              </table:table-cell>
              <table:table-cell office:value-type="float" office:value="-0.083">
                <text:p>-0.083</text:p>
              </table:table-cell>
              <table:table-cell office:value-type="float" office:value="-0.126">
                <text:p>-0.1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50" chart:origin="0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b2b2b2" draw:fill-color="#b2b2b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7.2cm" svg:y="0.375cm" chart:style-name="ch2">
          <text:p>Distance (km)</text:p>
        </chart:title>
        <chart:legend svg:x="11.829cm" svg:y="7.894cm" style:legend-expansion="custom" chartooo:width="3.568cm" chartooo:height="2.105cm" style:legend-expansion-aspect-ratio="1.69501187648456" chart:style-name="ch3"/>
        <chart:plot-area chart:style-name="ch4" table:cell-range-address="Sheet1.M2:Sheet1.S12" chart:data-source-has-labels="row" svg:x="1.331cm" svg:y="1.395cm" svg:width="14.35cm" svg:height="9.385cm">
          <chartooo:coordinate-region svg:x="2.164cm" svg:y="1.594cm" svg:width="13.331cm" svg:height="8.539cm"/>
          <chart:axis chart:dimension="x" chart:name="primary-x" chart:style-name="ch5">
            <chart:title svg:x="7.06cm" svg:y="11.02cm" chart:style-name="ch6">
              <text:p>No. latent variables</text:p>
            </chart:title>
          </chart:axis>
          <chart:axis chart:dimension="y" chart:name="primary-y" chart:style-name="ch7">
            <chart:title svg:x="0.451cm" svg:y="7.256cm" chart:style-name="ch8">
              <text:p>Beta parameter</text:p>
            </chart:title>
          </chart:axis>
          <chart:series chart:style-name="ch9" chart:values-cell-range-address="Sheet1.N3:Sheet1.N12" chart:label-cell-address="Sheet1.N2:Sheet1.N2" chart:class="chart:scatter">
            <chart:domain table:cell-range-address="Sheet1.M3:Sheet1.M12"/>
            <chart:data-point chart:repeated="10"/>
          </chart:series>
          <chart:series chart:style-name="ch10" chart:values-cell-range-address="Sheet1.O3:Sheet1.O12" chart:label-cell-address="Sheet1.O2:Sheet1.O2" chart:class="chart:scatter">
            <chart:data-point chart:repeated="10"/>
          </chart:series>
          <chart:series chart:style-name="ch11" chart:values-cell-range-address="Sheet1.P3:Sheet1.P12" chart:label-cell-address="Sheet1.P2:Sheet1.P2" chart:class="chart:scatter">
            <chart:data-point chart:repeated="10"/>
          </chart:series>
          <chart:series chart:style-name="ch12" chart:values-cell-range-address="Sheet1.Q3:Sheet1.Q12" chart:label-cell-address="Sheet1.Q2:Sheet1.Q2" chart:class="chart:scatter">
            <chart:data-point chart:repeated="10"/>
          </chart:series>
          <chart:series chart:style-name="ch13" chart:values-cell-range-address="Sheet1.R3:Sheet1.R12" chart:label-cell-address="Sheet1.R2:Sheet1.R2" chart:class="chart:scatter">
            <chart:data-point chart:repeated="10"/>
          </chart:series>
          <chart:series chart:style-name="ch14" chart:values-cell-range-address="Sheet1.S3:Sheet1.S12" chart:label-cell-address="Sheet1.S2:Sheet1.S2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ycling</text:p>
                <draw:g>
                  <svg:desc>Sheet1.N2:Sheet1.N2</svg:desc>
                </draw:g>
              </table:table-cell>
              <table:table-cell office:value-type="string">
                <text:p>car</text:p>
                <draw:g>
                  <svg:desc>Sheet1.O2:Sheet1.O2</svg:desc>
                </draw:g>
              </table:table-cell>
              <table:table-cell office:value-type="string">
                <text:p>car + transit </text:p>
                <draw:g>
                  <svg:desc>Sheet1.P2:Sheet1.P2</svg:desc>
                </draw:g>
              </table:table-cell>
              <table:table-cell office:value-type="string">
                <text:p>transit</text:p>
                <draw:g>
                  <svg:desc>Sheet1.Q2:Sheet1.Q2</svg:desc>
                </draw:g>
              </table:table-cell>
              <table:table-cell office:value-type="string">
                <text:p>walk</text:p>
                <draw:g>
                  <svg:desc>Sheet1.R2:Sheet1.R2</svg:desc>
                </draw:g>
              </table:table-cell>
              <table:table-cell office:value-type="string">
                <text:p>not specified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M3:Sheet1.M12</svg:desc>
                </draw:g>
              </table:table-cell>
              <table:table-cell office:value-type="float" office:value="-1.036">
                <text:p>-1.036</text:p>
                <draw:g>
                  <svg:desc>Sheet1.N3:Sheet1.N12</svg:desc>
                </draw:g>
              </table:table-cell>
              <table:table-cell office:value-type="float" office:value="0.001">
                <text:p>0.001</text:p>
                <draw:g>
                  <svg:desc>Sheet1.O3:Sheet1.O12</svg:desc>
                </draw:g>
              </table:table-cell>
              <table:table-cell office:value-type="float" office:value="0.443">
                <text:p>0.443</text:p>
                <draw:g>
                  <svg:desc>Sheet1.P3:Sheet1.P12</svg:desc>
                </draw:g>
              </table:table-cell>
              <table:table-cell office:value-type="float" office:value="1.047">
                <text:p>1.047</text:p>
                <draw:g>
                  <svg:desc>Sheet1.Q3:Sheet1.Q12</svg:desc>
                </draw:g>
              </table:table-cell>
              <table:table-cell office:value-type="float" office:value="-1.636">
                <text:p>-1.636</text:p>
                <draw:g>
                  <svg:desc>Sheet1.R3:Sheet1.R12</svg:desc>
                </draw:g>
              </table:table-cell>
              <table:table-cell office:value-type="float" office:value="0">
                <text:p>0</text:p>
                <draw:g>
                  <svg:desc>Sheet1.S3:Sheet1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.035">
                <text:p>-1.035</text:p>
              </table:table-cell>
              <table:table-cell office:value-type="float" office:value="0.184">
                <text:p>0.184</text:p>
              </table:table-cell>
              <table:table-cell office:value-type="float" office:value="0.448">
                <text:p>0.448</text:p>
              </table:table-cell>
              <table:table-cell office:value-type="float" office:value="0.936">
                <text:p>0.936</text:p>
              </table:table-cell>
              <table:table-cell office:value-type="float" office:value="-1.892">
                <text:p>-1.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0.933">
                <text:p>-0.933</text:p>
              </table:table-cell>
              <table:table-cell office:value-type="float" office:value="0.225">
                <text:p>0.225</text:p>
              </table:table-cell>
              <table:table-cell office:value-type="float" office:value="0.414">
                <text:p>0.414</text:p>
              </table:table-cell>
              <table:table-cell office:value-type="float" office:value="1.013">
                <text:p>1.013</text:p>
              </table:table-cell>
              <table:table-cell office:value-type="float" office:value="-0.841">
                <text:p>-0.8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1.554">
                <text:p>-1.554</text:p>
              </table:table-cell>
              <table:table-cell office:value-type="float" office:value="0.221">
                <text:p>0.221</text:p>
              </table:table-cell>
              <table:table-cell office:value-type="float" office:value="0.258">
                <text:p>0.258</text:p>
              </table:table-cell>
              <table:table-cell office:value-type="float" office:value="0.675">
                <text:p>0.675</text:p>
              </table:table-cell>
              <table:table-cell office:value-type="float" office:value="-0.765">
                <text:p>-0.7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0.88">
                <text:p>-0.88</text:p>
              </table:table-cell>
              <table:table-cell office:value-type="float" office:value="-0.029">
                <text:p>-0.029</text:p>
              </table:table-cell>
              <table:table-cell office:value-type="float" office:value="0.163">
                <text:p>0.163</text:p>
              </table:table-cell>
              <table:table-cell office:value-type="float" office:value="0.462">
                <text:p>0.462</text:p>
              </table:table-cell>
              <table:table-cell office:value-type="float" office:value="-1.354">
                <text:p>-1.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1.185">
                <text:p>-1.185</text:p>
              </table:table-cell>
              <table:table-cell office:value-type="float" office:value="0.055">
                <text:p>0.055</text:p>
              </table:table-cell>
              <table:table-cell office:value-type="float" office:value="0.394">
                <text:p>0.394</text:p>
              </table:table-cell>
              <table:table-cell office:value-type="float" office:value="0.401">
                <text:p>0.401</text:p>
              </table:table-cell>
              <table:table-cell office:value-type="float" office:value="-0.732">
                <text:p>-0.7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0.97">
                <text:p>-0.97</text:p>
              </table:table-cell>
              <table:table-cell office:value-type="float" office:value="0.151">
                <text:p>0.151</text:p>
              </table:table-cell>
              <table:table-cell office:value-type="float" office:value="0.227">
                <text:p>0.227</text:p>
              </table:table-cell>
              <table:table-cell office:value-type="float" office:value="0.552">
                <text:p>0.552</text:p>
              </table:table-cell>
              <table:table-cell office:value-type="float" office:value="-0.445">
                <text:p>-0.4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0.501">
                <text:p>-0.501</text:p>
              </table:table-cell>
              <table:table-cell office:value-type="float" office:value="0.085">
                <text:p>0.085</text:p>
              </table:table-cell>
              <table:table-cell office:value-type="float" office:value="0.368">
                <text:p>0.368</text:p>
              </table:table-cell>
              <table:table-cell office:value-type="float" office:value="0.573">
                <text:p>0.573</text:p>
              </table:table-cell>
              <table:table-cell office:value-type="float" office:value="-0.883">
                <text:p>-0.8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0.904">
                <text:p>-0.904</text:p>
              </table:table-cell>
              <table:table-cell office:value-type="float" office:value="-0.037">
                <text:p>-0.037</text:p>
              </table:table-cell>
              <table:table-cell office:value-type="float" office:value="0.205">
                <text:p>0.205</text:p>
              </table:table-cell>
              <table:table-cell office:value-type="float" office:value="0.501">
                <text:p>0.501</text:p>
              </table:table-cell>
              <table:table-cell office:value-type="float" office:value="-0.799">
                <text:p>-0.7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-1.181">
                <text:p>-1.181</text:p>
              </table:table-cell>
              <table:table-cell office:value-type="float" office:value="-0.087">
                <text:p>-0.087</text:p>
              </table:table-cell>
              <table:table-cell office:value-type="float" office:value="0.139">
                <text:p>0.139</text:p>
              </table:table-cell>
              <table:table-cell office:value-type="float" office:value="0.461">
                <text:p>0.461</text:p>
              </table:table-cell>
              <table:table-cell office:value-type="float" office:value="-0.687">
                <text:p>-0.687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50" chart:origin="0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b2b2b2" draw:fill-color="#b2b2b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7.481cm" svg:y="0.358cm" chart:style-name="ch2">
          <text:p>Purpose: Leisure</text:p>
        </chart:title>
        <chart:legend svg:x="11.802cm" svg:y="7.894cm" style:legend-expansion="custom" chartooo:width="3.568cm" chartooo:height="2.138cm" style:legend-expansion-aspect-ratio="1.6688493919551" chart:style-name="ch3"/>
        <chart:plot-area chart:style-name="ch4" table:cell-range-address="Sheet5.A1:Sheet5.G11" chart:data-source-has-labels="both" svg:x="1.331cm" svg:y="1.395cm" svg:width="14.35cm" svg:height="9.385cm">
          <chartooo:coordinate-region svg:x="2.164cm" svg:y="1.594cm" svg:width="13.331cm" svg:height="8.539cm"/>
          <chart:axis chart:dimension="x" chart:name="primary-x" chart:style-name="ch5" chartooo:axis-type="auto">
            <chart:title svg:x="7.06cm" svg:y="11.02cm" chart:style-name="ch6">
              <text:p>No. latent variables</text:p>
            </chart:title>
            <chart:categories table:cell-range-address="Sheet5.A2:Sheet5.A11"/>
          </chart:axis>
          <chart:axis chart:dimension="y" chart:name="primary-y" chart:style-name="ch7">
            <chart:title svg:x="0.451cm" svg:y="7.256cm" chart:style-name="ch8">
              <text:p>Beta parameter</text:p>
            </chart:title>
          </chart:axis>
          <chart:series chart:style-name="ch9" chart:values-cell-range-address="Sheet5.B2:Sheet5.B11" chart:label-cell-address="Sheet5.B1:Sheet5.B1" chart:class="chart:scatter">
            <chart:domain table:cell-range-address="Sheet5.A2:Sheet5.A11"/>
            <chart:data-point chart:repeated="10"/>
          </chart:series>
          <chart:series chart:style-name="ch10" chart:values-cell-range-address="Sheet5.C2:Sheet5.C11" chart:label-cell-address="Sheet5.C1:Sheet5.C1" chart:class="chart:scatter">
            <chart:data-point chart:repeated="10"/>
          </chart:series>
          <chart:series chart:style-name="ch11" chart:values-cell-range-address="Sheet5.D2:Sheet5.D11" chart:label-cell-address="Sheet5.D1:Sheet5.D1" chart:class="chart:scatter">
            <chart:data-point chart:repeated="10"/>
          </chart:series>
          <chart:series chart:style-name="ch12" chart:values-cell-range-address="Sheet5.E2:Sheet5.E11" chart:label-cell-address="Sheet5.E1:Sheet5.E1" chart:class="chart:scatter">
            <chart:data-point chart:repeated="10"/>
          </chart:series>
          <chart:series chart:style-name="ch13" chart:values-cell-range-address="Sheet5.F2:Sheet5.F11" chart:label-cell-address="Sheet5.F1:Sheet5.F1" chart:class="chart:scatter">
            <chart:data-point chart:repeated="10"/>
          </chart:series>
          <chart:series chart:style-name="ch14" chart:values-cell-range-address="Sheet5.G2:Sheet5.G11" chart:label-cell-address="Sheet5.G1:Sheet5.G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ng</text:p>
                <draw:g>
                  <svg:desc>Sheet5.B1:Sheet5.B1</svg:desc>
                </draw:g>
              </table:table-cell>
              <table:table-cell office:value-type="string">
                <text:p>car</text:p>
                <draw:g>
                  <svg:desc>Sheet5.C1:Sheet5.C1</svg:desc>
                </draw:g>
              </table:table-cell>
              <table:table-cell office:value-type="string">
                <text:p>car + transit </text:p>
                <draw:g>
                  <svg:desc>Sheet5.D1:Sheet5.D1</svg:desc>
                </draw:g>
              </table:table-cell>
              <table:table-cell office:value-type="string">
                <text:p>transit</text:p>
                <draw:g>
                  <svg:desc>Sheet5.E1:Sheet5.E1</svg:desc>
                </draw:g>
              </table:table-cell>
              <table:table-cell office:value-type="string">
                <text:p>walk</text:p>
                <draw:g>
                  <svg:desc>Sheet5.F1:Sheet5.F1</svg:desc>
                </draw:g>
              </table:table-cell>
              <table:table-cell office:value-type="string">
                <text:p>not specified</text:p>
                <draw:g>
                  <svg:desc>Sheet5.G1:Sheet5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5.A2:Sheet5.A11</svg:desc>
                </draw:g>
              </table:table-cell>
              <table:table-cell office:value-type="float" office:value="-0.255">
                <text:p>-0.255</text:p>
                <draw:g>
                  <svg:desc>Sheet5.B2:Sheet5.B11</svg:desc>
                </draw:g>
              </table:table-cell>
              <table:table-cell office:value-type="float" office:value="-0.243">
                <text:p>-0.243</text:p>
                <draw:g>
                  <svg:desc>Sheet5.C2:Sheet5.C11</svg:desc>
                </draw:g>
              </table:table-cell>
              <table:table-cell office:value-type="float" office:value="-0.666">
                <text:p>-0.666</text:p>
                <draw:g>
                  <svg:desc>Sheet5.D2:Sheet5.D11</svg:desc>
                </draw:g>
              </table:table-cell>
              <table:table-cell office:value-type="float" office:value="0.162">
                <text:p>0.162</text:p>
                <draw:g>
                  <svg:desc>Sheet5.E2:Sheet5.E11</svg:desc>
                </draw:g>
              </table:table-cell>
              <table:table-cell office:value-type="float" office:value="0.02">
                <text:p>0.02</text:p>
                <draw:g>
                  <svg:desc>Sheet5.F2:Sheet5.F11</svg:desc>
                </draw:g>
              </table:table-cell>
              <table:table-cell office:value-type="float" office:value="0">
                <text:p>0</text:p>
                <draw:g>
                  <svg:desc>Sheet5.G2:Sheet5.G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63">
                <text:p>-0.163</text:p>
              </table:table-cell>
              <table:table-cell office:value-type="float" office:value="0.047">
                <text:p>0.047</text:p>
              </table:table-cell>
              <table:table-cell office:value-type="float" office:value="-0.4">
                <text:p>-0.4</text:p>
              </table:table-cell>
              <table:table-cell office:value-type="float" office:value="0.354">
                <text:p>0.354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56">
                <text:p>-0.156</text:p>
              </table:table-cell>
              <table:table-cell office:value-type="float" office:value="0.025">
                <text:p>0.025</text:p>
              </table:table-cell>
              <table:table-cell office:value-type="float" office:value="-0.769">
                <text:p>-0.769</text:p>
              </table:table-cell>
              <table:table-cell office:value-type="float" office:value="0.174">
                <text:p>0.174</text:p>
              </table:table-cell>
              <table:table-cell office:value-type="float" office:value="-0.187">
                <text:p>-0.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9">
                <text:p>-0.29</text:p>
              </table:table-cell>
              <table:table-cell office:value-type="float" office:value="-0.134">
                <text:p>-0.134</text:p>
              </table:table-cell>
              <table:table-cell office:value-type="float" office:value="-0.521">
                <text:p>-0.521</text:p>
              </table:table-cell>
              <table:table-cell office:value-type="float" office:value="0.206">
                <text:p>0.206</text:p>
              </table:table-cell>
              <table:table-cell office:value-type="float" office:value="-0.16">
                <text:p>-0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22">
                <text:p>-0.122</text:p>
              </table:table-cell>
              <table:table-cell office:value-type="float" office:value="-0.093">
                <text:p>-0.093</text:p>
              </table:table-cell>
              <table:table-cell office:value-type="float" office:value="-0.48">
                <text:p>-0.48</text:p>
              </table:table-cell>
              <table:table-cell office:value-type="float" office:value="0.184">
                <text:p>0.184</text:p>
              </table:table-cell>
              <table:table-cell office:value-type="float" office:value="-0.178">
                <text:p>-0.1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59">
                <text:p>-0.159</text:p>
              </table:table-cell>
              <table:table-cell office:value-type="float" office:value="-0.099">
                <text:p>-0.099</text:p>
              </table:table-cell>
              <table:table-cell office:value-type="float" office:value="-0.321">
                <text:p>-0.321</text:p>
              </table:table-cell>
              <table:table-cell office:value-type="float" office:value="0.168">
                <text:p>0.168</text:p>
              </table:table-cell>
              <table:table-cell office:value-type="float" office:value="0.139">
                <text:p>0.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374">
                <text:p>-0.374</text:p>
              </table:table-cell>
              <table:table-cell office:value-type="float" office:value="-0.037">
                <text:p>-0.037</text:p>
              </table:table-cell>
              <table:table-cell office:value-type="float" office:value="-0.431">
                <text:p>-0.431</text:p>
              </table:table-cell>
              <table:table-cell office:value-type="float" office:value="0.237">
                <text:p>0.237</text:p>
              </table:table-cell>
              <table:table-cell office:value-type="float" office:value="-0.062">
                <text:p>-0.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332">
                <text:p>-0.332</text:p>
              </table:table-cell>
              <table:table-cell office:value-type="float" office:value="-0.055">
                <text:p>-0.055</text:p>
              </table:table-cell>
              <table:table-cell office:value-type="float" office:value="-0.366">
                <text:p>-0.366</text:p>
              </table:table-cell>
              <table:table-cell office:value-type="float" office:value="0.187">
                <text:p>0.187</text:p>
              </table:table-cell>
              <table:table-cell office:value-type="float" office:value="-0.171">
                <text:p>-0.1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91">
                <text:p>-0.091</text:p>
              </table:table-cell>
              <table:table-cell office:value-type="float" office:value="0.022">
                <text:p>0.022</text:p>
              </table:table-cell>
              <table:table-cell office:value-type="float" office:value="-0.35">
                <text:p>-0.35</text:p>
              </table:table-cell>
              <table:table-cell office:value-type="float" office:value="0.071">
                <text:p>0.071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261">
                <text:p>-0.261</text:p>
              </table:table-cell>
              <table:table-cell office:value-type="float" office:value="0.008">
                <text:p>0.008</text:p>
              </table:table-cell>
              <table:table-cell office:value-type="float" office:value="-0.196">
                <text:p>-0.196</text:p>
              </table:table-cell>
              <table:table-cell office:value-type="float" office:value="0.159">
                <text:p>0.159</text:p>
              </table:table-cell>
              <table:table-cell office:value-type="float" office:value="-0.283">
                <text:p>-0.283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